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833cm" style:rel-column-width="10922*"/>
    </style:style>
    <style:style style:name="Tabela1.F" style:family="table-column">
      <style:table-column-properties style:column-width="2.835cm" style:rel-column-width="10925*"/>
    </style:style>
    <style:style style:name="Tabela1.A1" style:family="table-cell">
      <style:table-cell-properties fo:padding="0.097cm" fo:border-left="0.002cm solid #000000" fo:border-right="none" fo:border-top="0.002cm solid #000000" fo:border-bottom="0.002cm solid #000000"/>
    </style:style>
    <style:style style:name="Tabela1.F1" style:family="table-cell">
      <style:table-cell-properties fo:padding="0.097cm" fo:border="0.002cm solid #000000"/>
    </style:style>
    <style:style style:name="Tabela1.B2" style:family="table-cell">
      <style:table-cell-properties fo:padding="0.097cm" fo:border-left="0.002cm solid #000000" fo:border-right="none" fo:border-top="none" fo:border-bottom="0.002cm solid #000000"/>
    </style:style>
    <style:style style:name="Tabela1.F3" style:family="table-cell">
      <style:table-cell-properties fo:padding="0.097cm" fo:border-left="0.002cm solid #000000" fo:border-right="0.002cm solid #000000" fo:border-top="none" fo:border-bottom="0.002cm solid #000000"/>
    </style:style>
    <style:style style:name="Tabela2" style:family="table">
      <style:table-properties style:width="17.006cm" fo:margin-left="0cm" fo:margin-right="-0.005cm" table:align="margins"/>
    </style:style>
    <style:style style:name="Tabela2.A" style:family="table-column">
      <style:table-column-properties style:column-width="1.843cm" style:rel-column-width="7103*"/>
    </style:style>
    <style:style style:name="Tabela2.B" style:family="table-column">
      <style:table-column-properties style:column-width="1.423cm" style:rel-column-width="5485*"/>
    </style:style>
    <style:style style:name="Tabela2.C" style:family="table-column">
      <style:table-column-properties style:column-width="1.222cm" style:rel-column-width="4710*"/>
    </style:style>
    <style:style style:name="Tabela2.D" style:family="table-column">
      <style:table-column-properties style:column-width="2.154cm" style:rel-column-width="8299*"/>
    </style:style>
    <style:style style:name="Tabela2.E" style:family="table-column">
      <style:table-column-properties style:column-width="2.371cm" style:rel-column-width="9135*"/>
    </style:style>
    <style:style style:name="Tabela2.F" style:family="table-column">
      <style:table-column-properties style:column-width="2.392cm" style:rel-column-width="9217*"/>
    </style:style>
    <style:style style:name="Tabela2.G" style:family="table-column">
      <style:table-column-properties style:column-width="2.244cm" style:rel-column-width="8646*"/>
    </style:style>
    <style:style style:name="Tabela2.H" style:family="table-column">
      <style:table-column-properties style:column-width="3.358cm" style:rel-column-width="12940*"/>
    </style:style>
    <style:style style:name="Tabela2.A1" style:family="table-cell">
      <style:table-cell-properties fo:padding="0.097cm" fo:border-left="0.002cm solid #000000" fo:border-right="none" fo:border-top="0.002cm solid #000000" fo:border-bottom="0.002cm solid #000000"/>
    </style:style>
    <style:style style:name="Tabela2.H1" style:family="table-cell">
      <style:table-cell-properties fo:padding="0.097cm" fo:border="0.002cm solid #000000"/>
    </style:style>
    <style:style style:name="Tabela2.B2" style:family="table-cell">
      <style:table-cell-properties fo:padding="0.097cm" fo:border-left="0.002cm solid #000000" fo:border-right="none" fo:border-top="none" fo:border-bottom="0.002cm solid #000000"/>
    </style:style>
    <style:style style:name="Tabela2.H3" style:family="table-cell">
      <style:table-cell-properties fo:padding="0.097cm" fo:border-left="0.002cm solid #000000" fo:border-right="0.002cm solid #000000" fo:border-top="none" fo:border-bottom="0.002cm solid #000000"/>
    </style:style>
    <style:style style:name="Tabela2.A52" style:family="table-cell" style:data-style-name="N0">
      <style:table-cell-properties fo:padding="0.097cm" fo:border-left="0.002cm solid #000000" fo:border-right="none" fo:border-top="none" fo:border-bottom="0.002cm solid #000000"/>
    </style:style>
    <style:style style:name="P1" style:family="paragraph" style:parent-style-name="Code">
      <style:text-properties officeooo:paragraph-rsid="000ed3e5"/>
    </style:style>
    <style:style style:name="P2" style:family="paragraph" style:parent-style-name="Code">
      <style:text-properties fo:color="#999999"/>
    </style:style>
    <style:style style:name="P3" style:family="paragraph" style:parent-style-name="Code">
      <style:text-properties officeooo:rsid="000d3811"/>
    </style:style>
    <style:style style:name="P4" style:family="paragraph" style:parent-style-name="Code">
      <style:text-properties officeooo:rsid="000ed3e5"/>
    </style:style>
    <style:style style:name="P5" style:family="paragraph" style:parent-style-name="Code">
      <style:text-properties officeooo:rsid="000f0db6"/>
    </style:style>
    <style:style style:name="P6" style:family="paragraph" style:parent-style-name="Code">
      <style:text-properties officeooo:rsid="000fb523"/>
    </style:style>
    <style:style style:name="P7" style:family="paragraph" style:parent-style-name="Code">
      <style:text-properties officeooo:rsid="00102280"/>
    </style:style>
    <style:style style:name="P8" style:family="paragraph" style:parent-style-name="Code">
      <style:text-properties officeooo:rsid="00102280" officeooo:paragraph-rsid="00102280"/>
    </style:style>
    <style:style style:name="P9" style:family="paragraph" style:parent-style-name="Code">
      <style:text-properties officeooo:rsid="0014864c"/>
    </style:style>
    <style:style style:name="P10" style:family="paragraph" style:parent-style-name="Code">
      <style:text-properties officeooo:rsid="00152b54"/>
    </style:style>
    <style:style style:name="P11" style:family="paragraph" style:parent-style-name="Code">
      <style:text-properties fo:color="#e6e6e6" officeooo:rsid="0014864c"/>
    </style:style>
    <style:style style:name="P12" style:family="paragraph" style:parent-style-name="Code">
      <style:text-properties officeooo:rsid="0019afc2" officeooo:paragraph-rsid="0019afc2"/>
    </style:style>
    <style:style style:name="P13" style:family="paragraph" style:parent-style-name="Code">
      <style:text-properties officeooo:rsid="00172422"/>
    </style:style>
    <style:style style:name="P14" style:family="paragraph" style:parent-style-name="Text_20_body">
      <style:text-properties officeooo:paragraph-rsid="000d3811"/>
    </style:style>
    <style:style style:name="P15" style:family="paragraph" style:parent-style-name="Text_20_body">
      <style:text-properties officeooo:paragraph-rsid="000ed3e5"/>
    </style:style>
    <style:style style:name="P16" style:family="paragraph" style:parent-style-name="Text_20_body">
      <style:text-properties officeooo:paragraph-rsid="000f0db6"/>
    </style:style>
    <style:style style:name="P17" style:family="paragraph" style:parent-style-name="Text_20_body">
      <style:text-properties officeooo:paragraph-rsid="000fb523"/>
    </style:style>
    <style:style style:name="P18" style:family="paragraph" style:parent-style-name="Text_20_body">
      <style:text-properties officeooo:paragraph-rsid="00102280"/>
    </style:style>
    <style:style style:name="P19" style:family="paragraph" style:parent-style-name="Text_20_body">
      <style:text-properties officeooo:paragraph-rsid="0010d09e"/>
    </style:style>
    <style:style style:name="P20" style:family="paragraph" style:parent-style-name="Text_20_body">
      <style:text-properties officeooo:paragraph-rsid="0011e071"/>
    </style:style>
    <style:style style:name="P21" style:family="paragraph" style:parent-style-name="Text_20_body">
      <style:text-properties officeooo:paragraph-rsid="0012b678"/>
    </style:style>
    <style:style style:name="P22" style:family="paragraph" style:parent-style-name="Text_20_body">
      <style:text-properties officeooo:paragraph-rsid="0014864c"/>
    </style:style>
    <style:style style:name="P23" style:family="paragraph" style:parent-style-name="Text_20_body">
      <style:text-properties officeooo:paragraph-rsid="00152b54"/>
    </style:style>
    <style:style style:name="P24" style:family="paragraph" style:parent-style-name="Text_20_body">
      <style:text-properties officeooo:paragraph-rsid="0018c6ba"/>
    </style:style>
    <style:style style:name="P25" style:family="paragraph" style:parent-style-name="Text_20_body">
      <style:text-properties officeooo:paragraph-rsid="0019afc2"/>
    </style:style>
    <style:style style:name="P26" style:family="paragraph" style:parent-style-name="Text_20_body">
      <style:text-properties officeooo:paragraph-rsid="001b105a"/>
    </style:style>
    <style:style style:name="P27" style:family="paragraph" style:parent-style-name="Text_20_body">
      <style:text-properties officeooo:paragraph-rsid="001b8ff2"/>
    </style:style>
    <style:style style:name="P28" style:family="paragraph" style:parent-style-name="Text_20_body">
      <style:text-properties officeooo:rsid="000d3811" officeooo:paragraph-rsid="000d3811"/>
    </style:style>
    <style:style style:name="P29" style:family="paragraph" style:parent-style-name="Text_20_body">
      <style:text-properties officeooo:rsid="000f0db6" officeooo:paragraph-rsid="000f0db6"/>
    </style:style>
    <style:style style:name="P30" style:family="paragraph" style:parent-style-name="Text_20_body">
      <style:text-properties officeooo:rsid="000ed3e5" officeooo:paragraph-rsid="000ed3e5"/>
    </style:style>
    <style:style style:name="P31" style:family="paragraph" style:parent-style-name="Text_20_body">
      <style:text-properties fo:color="#999999" officeooo:rsid="00152b54" officeooo:paragraph-rsid="00152b54"/>
    </style:style>
    <style:style style:name="P32" style:family="paragraph" style:parent-style-name="Text_20_body">
      <style:text-properties officeooo:rsid="0011e071" officeooo:paragraph-rsid="0011e071"/>
    </style:style>
    <style:style style:name="P33" style:family="paragraph" style:parent-style-name="Text_20_body">
      <style:text-properties fo:color="#e6e6e6" officeooo:rsid="0011e071" officeooo:paragraph-rsid="0011e071"/>
    </style:style>
    <style:style style:name="P34" style:family="paragraph" style:parent-style-name="Text_20_body">
      <style:text-properties fo:color="#e6e6e6" officeooo:rsid="0014864c" officeooo:paragraph-rsid="0014864c"/>
    </style:style>
    <style:style style:name="P35" style:family="paragraph" style:parent-style-name="Text_20_body">
      <style:text-properties officeooo:rsid="0014864c" officeooo:paragraph-rsid="0014864c"/>
    </style:style>
    <style:style style:name="P36" style:family="paragraph" style:parent-style-name="Text_20_body">
      <style:text-properties officeooo:rsid="00172422" officeooo:paragraph-rsid="00172422"/>
    </style:style>
    <style:style style:name="P37" style:family="paragraph" style:parent-style-name="Text_20_body">
      <style:text-properties officeooo:rsid="001d1b01" officeooo:paragraph-rsid="001d1b01"/>
    </style:style>
    <style:style style:name="P38" style:family="paragraph" style:parent-style-name="Text_20_body">
      <style:text-properties officeooo:rsid="001ef7ec" officeooo:paragraph-rsid="001ef7ec"/>
    </style:style>
    <style:style style:name="P39" style:family="paragraph" style:parent-style-name="Text_20_body">
      <style:text-properties style:text-underline-style="solid" style:text-underline-type="double" style:text-underline-width="auto" style:text-underline-color="font-color" officeooo:rsid="002081bb" officeooo:paragraph-rsid="002081bb"/>
    </style:style>
    <style:style style:name="P40" style:family="paragraph" style:parent-style-name="Text_20_body">
      <style:paragraph-properties fo:margin-left="1.251cm" fo:margin-right="0cm" fo:text-indent="0cm" style:auto-text-indent="false"/>
      <style:text-properties officeooo:paragraph-rsid="0010d09e"/>
    </style:style>
    <style:style style:name="P41" style:family="paragraph" style:parent-style-name="Text_20_body">
      <style:paragraph-properties fo:margin-left="1.251cm" fo:margin-right="0cm" fo:text-indent="0cm" style:auto-text-indent="false"/>
      <style:text-properties officeooo:rsid="0010d09e" officeooo:paragraph-rsid="0010d09e"/>
    </style:style>
    <style:style style:name="P42" style:family="paragraph" style:parent-style-name="Table_20_Contents">
      <style:paragraph-properties fo:text-align="center" style:justify-single-word="false"/>
      <style:text-properties fo:font-size="6pt" style:font-size-asian="6pt" style:font-size-complex="6pt"/>
    </style:style>
    <style:style style:name="P43" style:family="paragraph" style:parent-style-name="Table_20_Contents">
      <style:paragraph-properties fo:text-align="center" style:justify-single-word="false"/>
      <style:text-properties fo:font-size="6pt" officeooo:paragraph-rsid="002081bb" style:font-size-asian="6pt" style:font-size-complex="6pt"/>
    </style:style>
    <style:style style:name="P44" style:family="paragraph" style:parent-style-name="Table_20_Contents">
      <style:paragraph-properties fo:text-align="center" style:justify-single-word="false"/>
      <style:text-properties fo:font-size="6pt" officeooo:paragraph-rsid="0020be33" style:font-size-asian="6pt" style:font-size-complex="6pt"/>
    </style:style>
    <style:style style:name="P45" style:family="paragraph" style:parent-style-name="Table_20_Contents">
      <style:paragraph-properties fo:text-align="center" style:justify-single-word="false"/>
      <style:text-properties fo:font-size="6pt" officeooo:paragraph-rsid="00220c3c" style:font-size-asian="6pt" style:font-size-complex="6pt"/>
    </style:style>
    <style:style style:name="P46" style:family="paragraph" style:parent-style-name="Table_20_Contents">
      <style:paragraph-properties fo:text-align="center" style:justify-single-word="false"/>
      <style:text-properties fo:font-size="6pt" officeooo:paragraph-rsid="0029d1b2" style:font-size-asian="6pt" style:font-size-complex="6pt"/>
    </style:style>
    <style:style style:name="P47" style:family="paragraph" style:parent-style-name="Table_20_Contents">
      <style:paragraph-properties fo:text-align="center" style:justify-single-word="false"/>
      <style:text-properties fo:font-size="6pt" officeooo:paragraph-rsid="00314a73" style:font-size-asian="6pt" style:font-size-complex="6pt"/>
    </style:style>
    <style:style style:name="P48" style:family="paragraph" style:parent-style-name="Table_20_Contents">
      <style:paragraph-properties fo:text-align="center" style:justify-single-word="false"/>
      <style:text-properties fo:font-size="6pt" officeooo:paragraph-rsid="003ca910" style:font-size-asian="6pt" style:font-size-complex="6pt"/>
    </style:style>
    <style:style style:name="P49" style:family="paragraph" style:parent-style-name="Table_20_Contents">
      <style:paragraph-properties fo:text-align="center" style:justify-single-word="false"/>
      <style:text-properties fo:font-size="6pt" officeooo:paragraph-rsid="003e6413" style:font-size-asian="6pt" style:font-size-complex="6pt"/>
    </style:style>
    <style:style style:name="P50" style:family="paragraph" style:parent-style-name="Table_20_Contents">
      <style:paragraph-properties fo:text-align="center" style:justify-single-word="false"/>
      <style:text-properties fo:font-size="6pt" officeooo:paragraph-rsid="0041c52a" style:font-size-asian="6pt" style:font-size-complex="6pt"/>
    </style:style>
    <style:style style:name="P51" style:family="paragraph" style:parent-style-name="Table_20_Contents">
      <style:paragraph-properties fo:text-align="center" style:justify-single-word="false"/>
      <style:text-properties fo:font-size="6pt" officeooo:paragraph-rsid="004273bf" style:font-size-asian="6pt" style:font-size-complex="6pt"/>
    </style:style>
    <style:style style:name="P52" style:family="paragraph" style:parent-style-name="Table_20_Contents">
      <style:paragraph-properties fo:text-align="center" style:justify-single-word="false"/>
      <style:text-properties fo:font-size="6pt" officeooo:rsid="002081bb" officeooo:paragraph-rsid="002081bb" style:font-size-asian="6pt" style:font-size-complex="6pt"/>
    </style:style>
    <style:style style:name="P53" style:family="paragraph" style:parent-style-name="Table_20_Contents">
      <style:paragraph-properties fo:text-align="center" style:justify-single-word="false"/>
      <style:text-properties fo:font-size="6pt" officeooo:rsid="00220c3c" officeooo:paragraph-rsid="00220c3c" style:font-size-asian="6pt" style:font-size-complex="6pt"/>
    </style:style>
    <style:style style:name="P54" style:family="paragraph" style:parent-style-name="Table_20_Contents">
      <style:paragraph-properties fo:text-align="center" style:justify-single-word="false"/>
      <style:text-properties fo:font-size="6pt" officeooo:rsid="002b80b9" officeooo:paragraph-rsid="002b80b9" style:font-size-asian="6pt" style:font-size-complex="6pt"/>
    </style:style>
    <style:style style:name="P55" style:family="paragraph" style:parent-style-name="Table_20_Contents">
      <style:paragraph-properties fo:text-align="center" style:justify-single-word="false"/>
      <style:text-properties fo:font-size="6pt" officeooo:rsid="0029d1b2" officeooo:paragraph-rsid="0029d1b2" style:font-size-asian="6pt" style:font-size-complex="6pt"/>
    </style:style>
    <style:style style:name="P56" style:family="paragraph" style:parent-style-name="Table_20_Contents">
      <style:paragraph-properties fo:text-align="center" style:justify-single-word="false"/>
      <style:text-properties fo:font-size="6pt" fo:font-style="italic" officeooo:rsid="002081bb" officeooo:paragraph-rsid="002081bb" style:font-size-asian="6pt" style:font-style-asian="italic" style:font-size-complex="6pt" style:font-style-complex="italic"/>
    </style:style>
    <style:style style:name="P57" style:family="paragraph" style:parent-style-name="Table_20_Contents">
      <style:paragraph-properties fo:text-align="center" style:justify-single-word="false"/>
      <style:text-properties fo:font-size="6pt" fo:font-style="italic" officeooo:rsid="00220c3c" officeooo:paragraph-rsid="00220c3c" style:font-size-asian="6pt" style:font-style-asian="italic" style:font-size-complex="6pt" style:font-style-complex="italic"/>
    </style:style>
    <style:style style:name="P58" style:family="paragraph" style:parent-style-name="Table_20_Contents">
      <style:paragraph-properties fo:text-align="center" style:justify-single-word="false"/>
      <style:text-properties fo:font-size="6pt" fo:font-style="italic" officeooo:rsid="00220c3c" officeooo:paragraph-rsid="00314a73" style:font-size-asian="6pt" style:font-style-asian="italic" style:font-size-complex="6pt" style:font-style-complex="italic"/>
    </style:style>
    <style:style style:name="P59" style:family="paragraph" style:parent-style-name="Table_20_Contents">
      <style:paragraph-properties fo:text-align="center" style:justify-single-word="false"/>
      <style:text-properties fo:font-size="6pt" fo:font-style="italic" officeooo:rsid="00220c3c" officeooo:paragraph-rsid="00364592" style:font-size-asian="6pt" style:font-style-asian="italic" style:font-size-complex="6pt" style:font-style-complex="italic"/>
    </style:style>
    <style:style style:name="P60" style:family="paragraph" style:parent-style-name="Table_20_Contents">
      <style:paragraph-properties fo:text-align="center" style:justify-single-word="false"/>
      <style:text-properties fo:font-size="6pt" fo:font-style="italic" officeooo:rsid="00220c3c" officeooo:paragraph-rsid="003ca910" style:font-size-asian="6pt" style:font-style-asian="italic" style:font-size-complex="6pt" style:font-style-complex="italic"/>
    </style:style>
    <style:style style:name="P61" style:family="paragraph" style:parent-style-name="Table_20_Contents">
      <style:paragraph-properties fo:text-align="center" style:justify-single-word="false"/>
      <style:text-properties fo:font-size="6pt" fo:font-style="italic" officeooo:paragraph-rsid="00314a73" style:font-size-asian="6pt" style:font-style-asian="italic" style:font-size-complex="6pt" style:font-style-complex="italic"/>
    </style:style>
    <style:style style:name="P62" style:family="paragraph" style:parent-style-name="Table_20_Contents">
      <style:paragraph-properties fo:text-align="center" style:justify-single-word="false"/>
      <style:text-properties fo:font-size="6pt" fo:font-style="italic" officeooo:paragraph-rsid="00325562" style:font-size-asian="6pt" style:font-style-asian="italic" style:font-size-complex="6pt" style:font-style-complex="italic"/>
    </style:style>
    <style:style style:name="P63" style:family="paragraph" style:parent-style-name="Table_20_Contents">
      <style:paragraph-properties fo:text-align="center" style:justify-single-word="false"/>
      <style:text-properties fo:font-size="6pt" fo:font-style="italic" officeooo:paragraph-rsid="0034ee6a" style:font-size-asian="6pt" style:font-style-asian="italic" style:font-size-complex="6pt" style:font-style-complex="italic"/>
    </style:style>
    <style:style style:name="P64" style:family="paragraph" style:parent-style-name="Table_20_Contents">
      <style:paragraph-properties fo:text-align="center" style:justify-single-word="false"/>
      <style:text-properties fo:font-size="6pt" fo:font-style="italic" officeooo:paragraph-rsid="00364592" style:font-size-asian="6pt" style:font-style-asian="italic" style:font-size-complex="6pt" style:font-style-complex="italic"/>
    </style:style>
    <style:style style:name="P65" style:family="paragraph" style:parent-style-name="Table_20_Contents">
      <style:paragraph-properties fo:text-align="center" style:justify-single-word="false"/>
      <style:text-properties fo:font-size="6pt" fo:font-style="italic" officeooo:paragraph-rsid="00378d81" style:font-size-asian="6pt" style:font-style-asian="italic" style:font-size-complex="6pt" style:font-style-complex="italic"/>
    </style:style>
    <style:style style:name="P66" style:family="paragraph" style:parent-style-name="Table_20_Contents">
      <style:paragraph-properties fo:text-align="center" style:justify-single-word="false"/>
      <style:text-properties fo:font-size="6pt" fo:font-style="italic" officeooo:paragraph-rsid="003b9d42" style:font-size-asian="6pt" style:font-style-asian="italic" style:font-size-complex="6pt" style:font-style-complex="italic"/>
    </style:style>
    <style:style style:name="P67" style:family="paragraph" style:parent-style-name="Table_20_Contents">
      <style:paragraph-properties fo:text-align="center" style:justify-single-word="false"/>
      <style:text-properties fo:font-size="6pt" fo:font-style="italic" officeooo:paragraph-rsid="003ca910" style:font-size-asian="6pt" style:font-style-asian="italic" style:font-size-complex="6pt" style:font-style-complex="italic"/>
    </style:style>
    <style:style style:name="P68" style:family="paragraph" style:parent-style-name="Table_20_Contents">
      <style:paragraph-properties fo:text-align="center" style:justify-single-word="false"/>
      <style:text-properties fo:font-size="6pt" fo:font-style="normal" officeooo:rsid="002081bb" officeooo:paragraph-rsid="002081bb" style:font-size-asian="6pt" style:font-style-asian="normal" style:font-size-complex="6pt" style:font-style-complex="normal"/>
    </style:style>
    <style:style style:name="P69" style:family="paragraph" style:parent-style-name="Table_20_Contents">
      <style:paragraph-properties fo:text-align="center" style:justify-single-word="false"/>
      <style:text-properties fo:font-size="6pt" fo:font-style="normal" officeooo:rsid="00220c3c" officeooo:paragraph-rsid="00220c3c" style:font-size-asian="6pt" style:font-style-asian="normal" style:font-size-complex="6pt" style:font-style-complex="normal"/>
    </style:style>
    <style:style style:name="P70" style:family="paragraph" style:parent-style-name="Table_20_Contents">
      <style:paragraph-properties fo:text-align="center" style:justify-single-word="false"/>
      <style:text-properties fo:font-size="6pt" fo:font-style="normal" officeooo:rsid="00220c3c" officeooo:paragraph-rsid="00314a73" style:font-size-asian="6pt" style:font-style-asian="normal" style:font-size-complex="6pt" style:font-style-complex="normal"/>
    </style:style>
    <style:style style:name="P71" style:family="paragraph" style:parent-style-name="Table_20_Contents">
      <style:paragraph-properties fo:text-align="center" style:justify-single-word="false"/>
      <style:text-properties fo:font-size="6pt" fo:font-style="normal" officeooo:rsid="00220c3c" officeooo:paragraph-rsid="00325562" style:font-size-asian="6pt" style:font-style-asian="normal" style:font-size-complex="6pt" style:font-style-complex="normal"/>
    </style:style>
    <style:style style:name="P72" style:family="paragraph" style:parent-style-name="Table_20_Contents">
      <style:paragraph-properties fo:text-align="center" style:justify-single-word="false"/>
      <style:text-properties fo:font-size="6pt" fo:font-style="normal" officeooo:rsid="00220c3c" officeooo:paragraph-rsid="0034ee6a" style:font-size-asian="6pt" style:font-style-asian="normal" style:font-size-complex="6pt" style:font-style-complex="normal"/>
    </style:style>
    <style:style style:name="P73" style:family="paragraph" style:parent-style-name="Table_20_Contents">
      <style:paragraph-properties fo:text-align="center" style:justify-single-word="false"/>
      <style:text-properties fo:font-size="6pt" fo:font-style="normal" officeooo:rsid="00220c3c" officeooo:paragraph-rsid="00364592" style:font-size-asian="6pt" style:font-style-asian="normal" style:font-size-complex="6pt" style:font-style-complex="normal"/>
    </style:style>
    <style:style style:name="P74" style:family="paragraph" style:parent-style-name="Table_20_Contents">
      <style:paragraph-properties fo:text-align="center" style:justify-single-word="false"/>
      <style:text-properties fo:font-size="6pt" fo:font-style="normal" officeooo:rsid="00220c3c" officeooo:paragraph-rsid="00378d81" style:font-size-asian="6pt" style:font-style-asian="normal" style:font-size-complex="6pt" style:font-style-complex="normal"/>
    </style:style>
    <style:style style:name="P75" style:family="paragraph" style:parent-style-name="Table_20_Contents">
      <style:paragraph-properties fo:text-align="center" style:justify-single-word="false"/>
      <style:text-properties fo:font-size="6pt" fo:font-style="normal" officeooo:rsid="002b80b9" officeooo:paragraph-rsid="002b80b9" style:font-size-asian="6pt" style:font-style-asian="normal" style:font-size-complex="6pt" style:font-style-complex="normal"/>
    </style:style>
    <style:style style:name="P76" style:family="paragraph" style:parent-style-name="Table_20_Contents">
      <style:paragraph-properties fo:text-align="center" style:justify-single-word="false"/>
      <style:text-properties fo:font-size="6pt" fo:font-style="normal" officeooo:paragraph-rsid="002081bb" style:font-size-asian="6pt" style:font-style-asian="normal" style:font-size-complex="6pt" style:font-style-complex="normal"/>
    </style:style>
    <style:style style:name="P77" style:family="paragraph" style:parent-style-name="Table_20_Contents">
      <style:paragraph-properties fo:text-align="center" style:justify-single-word="false"/>
      <style:text-properties fo:font-size="6pt" fo:font-style="normal" officeooo:paragraph-rsid="00314a73" style:font-size-asian="6pt" style:font-style-asian="normal" style:font-size-complex="6pt" style:font-style-complex="normal"/>
    </style:style>
    <style:style style:name="P78" style:family="paragraph" style:parent-style-name="Table_20_Contents">
      <style:paragraph-properties fo:text-align="center" style:justify-single-word="false"/>
      <style:text-properties fo:font-size="6pt" fo:font-style="normal" officeooo:paragraph-rsid="00364592" style:font-size-asian="6pt" style:font-style-asian="normal" style:font-size-complex="6pt" style:font-style-complex="normal"/>
    </style:style>
    <style:style style:name="P79" style:family="paragraph" style:parent-style-name="Table_20_Contents">
      <style:paragraph-properties fo:text-align="center" style:justify-single-word="false"/>
      <style:text-properties fo:font-size="6pt" fo:font-style="normal" officeooo:paragraph-rsid="00378d81" style:font-size-asian="6pt" style:font-style-asian="normal" style:font-size-complex="6pt" style:font-style-complex="normal"/>
    </style:style>
    <style:style style:name="P80" style:family="paragraph" style:parent-style-name="Table_20_Contents">
      <style:paragraph-properties fo:text-align="center" style:justify-single-word="false"/>
      <style:text-properties fo:font-size="8pt" fo:font-weight="bold" officeooo:rsid="002081bb" officeooo:paragraph-rsid="002081bb" style:font-size-asian="8pt" style:font-weight-asian="bold" style:font-size-complex="8pt" style:font-weight-complex="bold"/>
    </style:style>
    <style:style style:name="P81" style:family="paragraph" style:parent-style-name="Table_20_Contents">
      <style:paragraph-properties fo:text-align="center" style:justify-single-word="false"/>
      <style:text-properties fo:font-size="8pt" fo:font-weight="bold" officeooo:rsid="002b80b9" officeooo:paragraph-rsid="002b80b9" style:font-size-asian="8pt" style:font-weight-asian="bold" style:font-size-complex="8pt" style:font-weight-complex="bold"/>
    </style:style>
    <style:style style:name="P82" style:family="paragraph" style:parent-style-name="Table_20_Contents">
      <style:paragraph-properties fo:text-align="center" style:justify-single-word="false"/>
      <style:text-properties fo:font-size="7pt" fo:font-weight="bold" officeooo:rsid="002081bb" officeooo:paragraph-rsid="002081bb" style:font-size-asian="7pt" style:font-weight-asian="bold" style:font-size-complex="7pt" style:font-weight-complex="bold"/>
    </style:style>
    <style:style style:name="P83" style:family="paragraph" style:parent-style-name="Table_20_Contents">
      <style:paragraph-properties fo:text-align="center" style:justify-single-word="false"/>
      <style:text-properties fo:font-size="7pt" fo:font-weight="bold" officeooo:rsid="002b80b9" officeooo:paragraph-rsid="002b80b9" style:font-size-asian="7pt" style:font-weight-asian="bold" style:font-size-complex="7pt" style:font-weight-complex="bold"/>
    </style:style>
    <style:style style:name="P84" style:family="paragraph" style:parent-style-name="CodeInText">
      <style:text-properties officeooo:rsid="000f0db6"/>
    </style:style>
    <style:style style:name="P85" style:family="paragraph" style:parent-style-name="CodeInText">
      <style:text-properties officeooo:rsid="000f0db6" officeooo:paragraph-rsid="000f0db6"/>
    </style:style>
    <style:style style:name="P86" style:family="paragraph" style:parent-style-name="CodeInText">
      <style:text-properties officeooo:rsid="00152b54"/>
    </style:style>
    <style:style style:name="P87" style:family="paragraph" style:parent-style-name="Text_20_body" style:list-style-name="L1">
      <style:text-properties officeooo:paragraph-rsid="0019afc2"/>
    </style:style>
    <style:style style:name="P88" style:family="paragraph" style:parent-style-name="Text_20_body" style:list-style-name="L1">
      <style:text-properties officeooo:rsid="0019afc2" officeooo:paragraph-rsid="0019afc2"/>
    </style:style>
    <style:style style:name="P89" style:family="paragraph" style:parent-style-name="Text_20_body">
      <style:text-properties officeooo:paragraph-rsid="000ed3e5"/>
    </style:style>
    <style:style style:name="P90" style:family="paragraph" style:parent-style-name="Text_20_body">
      <style:text-properties officeooo:paragraph-rsid="00475e6a"/>
    </style:style>
    <style:style style:name="P91" style:family="paragraph" style:parent-style-name="Text_20_body">
      <style:text-properties officeooo:rsid="000d3811" officeooo:paragraph-rsid="000d3811"/>
    </style:style>
    <style:style style:name="P92" style:family="paragraph" style:parent-style-name="Text_20_body">
      <style:text-properties officeooo:paragraph-rsid="0047b246"/>
    </style:style>
    <style:style style:name="P93" style:family="paragraph" style:parent-style-name="Text_20_body">
      <style:text-properties officeooo:rsid="001d1b01" officeooo:paragraph-rsid="001d1b01"/>
    </style:style>
    <style:style style:name="P94" style:family="paragraph" style:parent-style-name="Text_20_body">
      <style:text-properties officeooo:rsid="001d1b01" officeooo:paragraph-rsid="0047d594"/>
    </style:style>
    <style:style style:name="P95" style:family="paragraph" style:parent-style-name="Heading_20_1">
      <style:text-properties officeooo:rsid="000d3811" officeooo:paragraph-rsid="000d3811"/>
    </style:style>
    <style:style style:name="P96" style:family="paragraph" style:parent-style-name="Heading_20_1">
      <style:text-properties officeooo:paragraph-rsid="000ed3e5"/>
    </style:style>
    <style:style style:name="P97" style:family="paragraph" style:parent-style-name="Heading_20_1">
      <style:text-properties officeooo:rsid="002081bb" officeooo:paragraph-rsid="002081bb"/>
    </style:style>
    <style:style style:name="P98" style:family="paragraph" style:parent-style-name="Heading_20_2">
      <style:text-properties officeooo:rsid="000d3811" officeooo:paragraph-rsid="000d3811"/>
    </style:style>
    <style:style style:name="P99" style:family="paragraph" style:parent-style-name="Heading_20_2">
      <style:text-properties officeooo:paragraph-rsid="000d3811"/>
    </style:style>
    <style:style style:name="P100" style:family="paragraph" style:parent-style-name="Heading_20_2">
      <style:text-properties officeooo:rsid="000ed3e5" officeooo:paragraph-rsid="000ed3e5"/>
    </style:style>
    <style:style style:name="P101" style:family="paragraph" style:parent-style-name="Heading_20_2">
      <style:text-properties officeooo:rsid="000fb523" officeooo:paragraph-rsid="000fb523"/>
    </style:style>
    <style:style style:name="P102" style:family="paragraph" style:parent-style-name="Heading_20_2">
      <style:text-properties officeooo:rsid="0011e071" officeooo:paragraph-rsid="0011e071"/>
    </style:style>
    <style:style style:name="P103" style:family="paragraph" style:parent-style-name="Heading_20_2">
      <style:text-properties officeooo:rsid="0012b678" officeooo:paragraph-rsid="0012b678"/>
    </style:style>
    <style:style style:name="P104" style:family="paragraph" style:parent-style-name="Heading_20_2">
      <style:text-properties officeooo:rsid="001d1b01" officeooo:paragraph-rsid="001d1b01"/>
    </style:style>
    <style:style style:name="P105" style:family="paragraph" style:parent-style-name="Heading_20_2">
      <style:text-properties officeooo:rsid="002081bb" officeooo:paragraph-rsid="002081bb"/>
    </style:style>
    <style:style style:name="P106" style:family="paragraph" style:parent-style-name="Code">
      <style:text-properties officeooo:paragraph-rsid="00475e6a"/>
    </style:style>
    <style:style style:name="P107" style:family="paragraph" style:parent-style-name="CodeInText">
      <style:text-properties officeooo:rsid="000d3811" officeooo:paragraph-rsid="00475e6a"/>
    </style:style>
    <style:style style:name="P108" style:family="paragraph" style:parent-style-name="CodeInText">
      <style:text-properties officeooo:paragraph-rsid="00475e6a"/>
    </style:style>
    <style:style style:name="P109" style:family="paragraph" style:parent-style-name="Table_20_Contents">
      <style:paragraph-properties fo:text-align="center" style:justify-single-word="false"/>
      <style:text-properties fo:font-size="6pt" fo:font-style="normal" officeooo:rsid="002cbeb3" officeooo:paragraph-rsid="002cbeb3" style:font-size-asian="6pt" style:font-style-asian="normal" style:font-size-complex="6pt" style:font-style-complex="normal"/>
    </style:style>
    <style:style style:name="P110" style:family="paragraph" style:parent-style-name="Table_20_Contents">
      <style:paragraph-properties fo:text-align="center" style:justify-single-word="false"/>
      <style:text-properties fo:font-size="6pt" fo:font-style="normal" officeooo:rsid="00314a73" officeooo:paragraph-rsid="00314a73" style:font-size-asian="6pt" style:font-style-asian="normal" style:font-size-complex="6pt" style:font-style-complex="normal"/>
    </style:style>
    <style:style style:name="P111" style:family="paragraph" style:parent-style-name="Table_20_Contents">
      <style:paragraph-properties fo:text-align="center" style:justify-single-word="false"/>
      <style:text-properties fo:font-size="6pt" fo:font-style="normal" officeooo:rsid="00325562" officeooo:paragraph-rsid="00325562" style:font-size-asian="6pt" style:font-style-asian="normal" style:font-size-complex="6pt" style:font-style-complex="normal"/>
    </style:style>
    <style:style style:name="P112" style:family="paragraph" style:parent-style-name="Table_20_Contents">
      <style:paragraph-properties fo:text-align="center" style:justify-single-word="false"/>
      <style:text-properties fo:font-size="6pt" fo:font-style="normal" officeooo:rsid="00325562" officeooo:paragraph-rsid="00378d81" style:font-size-asian="6pt" style:font-style-asian="normal" style:font-size-complex="6pt" style:font-style-complex="normal"/>
    </style:style>
    <style:style style:name="P113" style:family="paragraph" style:parent-style-name="Table_20_Contents">
      <style:paragraph-properties fo:text-align="center" style:justify-single-word="false"/>
      <style:text-properties fo:font-size="6pt" fo:font-style="normal" officeooo:rsid="00378d81" officeooo:paragraph-rsid="00378d81" style:font-size-asian="6pt" style:font-style-asian="normal" style:font-size-complex="6pt" style:font-style-complex="normal"/>
    </style:style>
    <style:style style:name="P114" style:family="paragraph" style:parent-style-name="Table_20_Contents">
      <style:paragraph-properties fo:text-align="center" style:justify-single-word="false"/>
      <style:text-properties fo:font-size="6pt" fo:font-style="normal" officeooo:rsid="0034ee6a" officeooo:paragraph-rsid="0034ee6a" style:font-size-asian="6pt" style:font-style-asian="normal" style:font-size-complex="6pt" style:font-style-complex="normal"/>
    </style:style>
    <style:style style:name="P115" style:family="paragraph" style:parent-style-name="Table_20_Contents">
      <style:paragraph-properties fo:text-align="center" style:justify-single-word="false"/>
      <style:text-properties fo:font-size="6pt" fo:font-style="normal" officeooo:rsid="00364592" officeooo:paragraph-rsid="00364592" style:font-size-asian="6pt" style:font-style-asian="normal" style:font-size-complex="6pt" style:font-style-complex="normal"/>
    </style:style>
    <style:style style:name="P116" style:family="paragraph" style:parent-style-name="Table_20_Contents">
      <style:paragraph-properties fo:text-align="center" style:justify-single-word="false"/>
      <style:text-properties fo:font-size="6pt" fo:font-style="normal" officeooo:rsid="00364592" officeooo:paragraph-rsid="003ca910" style:font-size-asian="6pt" style:font-style-asian="normal" style:font-size-complex="6pt" style:font-style-complex="normal"/>
    </style:style>
    <style:style style:name="P117" style:family="paragraph" style:parent-style-name="Table_20_Contents">
      <style:paragraph-properties fo:text-align="center" style:justify-single-word="false"/>
      <style:text-properties fo:font-size="6pt" fo:font-style="normal" officeooo:rsid="00449e02" officeooo:paragraph-rsid="00449e02" style:font-size-asian="6pt" style:font-style-asian="normal" style:font-size-complex="6pt" style:font-style-complex="normal"/>
    </style:style>
    <style:style style:name="P118" style:family="paragraph" style:parent-style-name="Table_20_Contents">
      <style:paragraph-properties fo:text-align="center" style:justify-single-word="false"/>
      <style:text-properties fo:font-size="6pt" fo:font-style="normal" officeooo:rsid="003b9d42" officeooo:paragraph-rsid="003b9d42" style:font-size-asian="6pt" style:font-style-asian="normal" style:font-size-complex="6pt" style:font-style-complex="normal"/>
    </style:style>
    <style:style style:name="P119" style:family="paragraph" style:parent-style-name="Table_20_Contents">
      <style:paragraph-properties fo:text-align="center" style:justify-single-word="false"/>
      <style:text-properties fo:font-size="6pt" fo:font-style="normal" officeooo:rsid="003ca910" officeooo:paragraph-rsid="003ca910" style:font-size-asian="6pt" style:font-style-asian="normal" style:font-size-complex="6pt" style:font-style-complex="normal"/>
    </style:style>
    <style:style style:name="P120" style:family="paragraph" style:parent-style-name="Table_20_Contents">
      <style:paragraph-properties fo:text-align="center" style:justify-single-word="false"/>
      <style:text-properties fo:font-size="6pt" fo:font-style="italic" officeooo:rsid="002fe6c5" officeooo:paragraph-rsid="002fe6c5" style:font-size-asian="6pt" style:font-style-asian="italic" style:font-size-complex="6pt" style:font-style-complex="italic"/>
    </style:style>
    <style:style style:name="P121" style:family="paragraph" style:parent-style-name="Table_20_Contents">
      <style:paragraph-properties fo:text-align="center" style:justify-single-word="false"/>
      <style:text-properties fo:font-size="6pt" fo:font-style="italic" officeooo:rsid="00314a73" officeooo:paragraph-rsid="00314a73" style:font-size-asian="6pt" style:font-style-asian="italic" style:font-size-complex="6pt" style:font-style-complex="italic"/>
    </style:style>
    <style:style style:name="P122" style:family="paragraph" style:parent-style-name="Table_20_Contents">
      <style:paragraph-properties fo:text-align="center" style:justify-single-word="false"/>
      <style:text-properties fo:font-size="6pt" fo:font-style="italic" officeooo:rsid="0045d6ed" officeooo:paragraph-rsid="0045d6ed" style:font-size-asian="6pt" style:font-style-asian="italic" style:font-size-complex="6pt" style:font-style-complex="italic"/>
    </style:style>
    <style:style style:name="P123" style:family="paragraph" style:parent-style-name="Table_20_Contents">
      <style:paragraph-properties fo:text-align="center" style:justify-single-word="false"/>
      <style:text-properties fo:font-size="6pt" fo:font-style="italic" officeooo:rsid="0034ee6a" officeooo:paragraph-rsid="0034ee6a" style:font-size-asian="6pt" style:font-style-asian="italic" style:font-size-complex="6pt" style:font-style-complex="italic"/>
    </style:style>
    <style:style style:name="P124" style:family="paragraph" style:parent-style-name="Table_20_Contents">
      <style:paragraph-properties fo:text-align="center" style:justify-single-word="false"/>
      <style:text-properties fo:font-size="6pt" fo:font-style="italic" officeooo:rsid="00364592" officeooo:paragraph-rsid="00364592" style:font-size-asian="6pt" style:font-style-asian="italic" style:font-size-complex="6pt" style:font-style-complex="italic"/>
    </style:style>
    <style:style style:name="P125" style:family="paragraph" style:parent-style-name="Table_20_Contents">
      <style:paragraph-properties fo:text-align="center" style:justify-single-word="false"/>
      <style:text-properties fo:font-size="6pt" fo:font-style="italic" officeooo:rsid="00364592" officeooo:paragraph-rsid="00378d81" style:font-size-asian="6pt" style:font-style-asian="italic" style:font-size-complex="6pt" style:font-style-complex="italic"/>
    </style:style>
    <style:style style:name="P126" style:family="paragraph" style:parent-style-name="Table_20_Contents">
      <style:paragraph-properties fo:text-align="center" style:justify-single-word="false"/>
      <style:text-properties fo:font-size="6pt" fo:font-style="italic" officeooo:rsid="00364592" officeooo:paragraph-rsid="003ca910" style:font-size-asian="6pt" style:font-style-asian="italic" style:font-size-complex="6pt" style:font-style-complex="italic"/>
    </style:style>
    <style:style style:name="P127" style:family="paragraph" style:parent-style-name="Table_20_Contents">
      <style:paragraph-properties fo:text-align="center" style:justify-single-word="false"/>
      <style:text-properties fo:font-size="6pt" fo:font-style="italic" officeooo:rsid="00449e02" officeooo:paragraph-rsid="00449e02" style:font-size-asian="6pt" style:font-style-asian="italic" style:font-size-complex="6pt" style:font-style-complex="italic"/>
    </style:style>
    <style:style style:name="P128" style:family="paragraph" style:parent-style-name="Table_20_Contents">
      <style:paragraph-properties fo:text-align="center" style:justify-single-word="false"/>
      <style:text-properties fo:font-size="6pt" fo:font-style="italic" officeooo:rsid="00378d81" officeooo:paragraph-rsid="00378d81" style:font-size-asian="6pt" style:font-style-asian="italic" style:font-size-complex="6pt" style:font-style-complex="italic"/>
    </style:style>
    <style:style style:name="P129" style:family="paragraph" style:parent-style-name="Table_20_Contents">
      <style:paragraph-properties fo:text-align="center" style:justify-single-word="false"/>
      <style:text-properties fo:font-size="6pt" fo:font-style="italic" officeooo:rsid="00325562" officeooo:paragraph-rsid="00325562" style:font-size-asian="6pt" style:font-style-asian="italic" style:font-size-complex="6pt" style:font-style-complex="italic"/>
    </style:style>
    <style:style style:name="P130" style:family="paragraph" style:parent-style-name="Table_20_Contents">
      <style:paragraph-properties fo:text-align="center" style:justify-single-word="false"/>
      <style:text-properties fo:font-size="6pt" fo:font-style="italic" officeooo:rsid="003b9d42" officeooo:paragraph-rsid="003b9d42" style:font-size-asian="6pt" style:font-style-asian="italic" style:font-size-complex="6pt" style:font-style-complex="italic"/>
    </style:style>
    <style:style style:name="P131" style:family="paragraph" style:parent-style-name="Table_20_Contents">
      <style:paragraph-properties fo:text-align="center" style:justify-single-word="false"/>
      <style:text-properties fo:font-size="6pt" fo:font-style="italic" officeooo:rsid="003ca910" officeooo:paragraph-rsid="003ca910" style:font-size-asian="6pt" style:font-style-asian="italic" style:font-size-complex="6pt" style:font-style-complex="italic"/>
    </style:style>
    <style:style style:name="P132" style:family="paragraph" style:parent-style-name="Table_20_Contents">
      <style:paragraph-properties fo:text-align="center" style:justify-single-word="false"/>
      <style:text-properties fo:font-size="6pt" officeooo:rsid="00314a73" officeooo:paragraph-rsid="00314a73" style:font-size-asian="6pt" style:font-size-complex="6pt"/>
    </style:style>
    <style:style style:name="P133" style:family="paragraph" style:parent-style-name="Table_20_Contents">
      <style:paragraph-properties fo:text-align="center" style:justify-single-word="false"/>
      <style:text-properties fo:font-size="6pt" officeooo:rsid="003e6413" officeooo:paragraph-rsid="003e6413" style:font-size-asian="6pt" style:font-size-complex="6pt"/>
    </style:style>
    <style:style style:name="P134" style:family="paragraph" style:parent-style-name="Table_20_Contents">
      <style:paragraph-properties fo:text-align="center" style:justify-single-word="false"/>
      <style:text-properties fo:font-size="6pt" officeooo:rsid="003fcd9e" officeooo:paragraph-rsid="003fcd9e" style:font-size-asian="6pt" style:font-size-complex="6pt"/>
    </style:style>
    <style:style style:name="P135" style:family="paragraph" style:parent-style-name="Table_20_Contents">
      <style:paragraph-properties fo:text-align="center" style:justify-single-word="false"/>
      <style:text-properties fo:font-size="6pt" officeooo:rsid="0045d6ed" officeooo:paragraph-rsid="0045d6ed" style:font-size-asian="6pt" style:font-size-complex="6pt"/>
    </style:style>
    <style:style style:name="P136" style:family="paragraph" style:parent-style-name="Table_20_Contents">
      <style:paragraph-properties fo:text-align="center" style:justify-single-word="false"/>
      <style:text-properties fo:font-size="6pt" officeooo:rsid="0041c52a" officeooo:paragraph-rsid="0041c52a" style:font-size-asian="6pt" style:font-size-complex="6pt"/>
    </style:style>
    <style:style style:name="P137" style:family="paragraph" style:parent-style-name="Table_20_Contents">
      <style:paragraph-properties fo:text-align="center" style:justify-single-word="false"/>
      <style:text-properties fo:font-size="6pt" officeooo:rsid="00364592" officeooo:paragraph-rsid="00364592" style:font-size-asian="6pt" style:font-size-complex="6pt"/>
    </style:style>
    <style:style style:name="P138" style:family="paragraph" style:parent-style-name="Table_20_Contents">
      <style:paragraph-properties fo:text-align="center" style:justify-single-word="false"/>
      <style:text-properties fo:font-size="6pt" officeooo:rsid="00449e02" officeooo:paragraph-rsid="00449e02" style:font-size-asian="6pt" style:font-size-complex="6pt"/>
    </style:style>
    <style:style style:name="P139" style:family="paragraph" style:parent-style-name="Table_20_Contents">
      <style:paragraph-properties fo:text-align="center" style:justify-single-word="false"/>
      <style:text-properties fo:font-size="6pt" officeooo:rsid="004273bf" officeooo:paragraph-rsid="004273bf" style:font-size-asian="6pt" style:font-size-complex="6pt"/>
    </style:style>
    <style:style style:name="P140" style:family="paragraph" style:parent-style-name="Table_20_Contents">
      <style:paragraph-properties fo:text-align="center" style:justify-single-word="false"/>
      <style:text-properties fo:font-size="6pt" officeooo:rsid="004534d8" officeooo:paragraph-rsid="004534d8" style:font-size-asian="6pt" style:font-size-complex="6pt"/>
    </style:style>
    <style:style style:name="P141" style:family="paragraph" style:parent-style-name="Table_20_Contents">
      <style:paragraph-properties fo:text-align="center" style:justify-single-word="false"/>
      <style:text-properties fo:font-size="6pt" officeooo:rsid="00378d81" officeooo:paragraph-rsid="00378d81" style:font-size-asian="6pt" style:font-size-complex="6pt"/>
    </style:style>
    <style:style style:name="P142" style:family="paragraph" style:parent-style-name="Table_20_Contents">
      <style:paragraph-properties fo:text-align="center" style:justify-single-word="false"/>
      <style:text-properties fo:font-size="6pt" officeooo:rsid="003ca910" officeooo:paragraph-rsid="003ca910" style:font-size-asian="6pt" style:font-size-complex="6pt"/>
    </style:style>
    <style:style style:name="P143" style:family="paragraph" style:parent-style-name="Table_20_Contents">
      <style:paragraph-properties fo:text-align="center" style:justify-single-word="false"/>
      <style:text-properties fo:font-size="6pt" officeooo:rsid="0043133a" officeooo:paragraph-rsid="0043133a" style:font-size-asian="6pt" style:font-size-complex="6pt"/>
    </style:style>
    <style:style style:name="T1" style:family="text">
      <style:text-properties officeooo:rsid="000d3811"/>
    </style:style>
    <style:style style:name="T2" style:family="text">
      <style:text-properties officeooo:rsid="000ed3e5"/>
    </style:style>
    <style:style style:name="T3" style:family="text">
      <style:text-properties officeooo:rsid="000f0db6"/>
    </style:style>
    <style:style style:name="T4" style:family="text">
      <style:text-properties officeooo:rsid="000fb523"/>
    </style:style>
    <style:style style:name="T5" style:family="text">
      <style:text-properties officeooo:rsid="00102280"/>
    </style:style>
    <style:style style:name="T6" style:family="text">
      <style:text-properties officeooo:rsid="0010d09e"/>
    </style:style>
    <style:style style:name="T7" style:family="text">
      <style:text-properties officeooo:rsid="0011b23e"/>
    </style:style>
    <style:style style:name="T8" style:family="text">
      <style:text-properties officeooo:rsid="0011e071"/>
    </style:style>
    <style:style style:name="T9" style:family="text">
      <style:text-properties fo:color="#e6e6e6" officeooo:rsid="000f0db6"/>
    </style:style>
    <style:style style:name="T10" style:family="text">
      <style:text-properties fo:color="#e6e6e6" officeooo:rsid="0011e071"/>
    </style:style>
    <style:style style:name="T11" style:family="text">
      <style:text-properties officeooo:rsid="0012b678"/>
    </style:style>
    <style:style style:name="T12" style:family="text">
      <style:text-properties officeooo:rsid="0014864c"/>
    </style:style>
    <style:style style:name="T13" style:family="text">
      <style:text-properties officeooo:rsid="00152b54"/>
    </style:style>
    <style:style style:name="T14" style:family="text">
      <style:text-properties fo:color="#999999" officeooo:rsid="00152b54"/>
    </style:style>
    <style:style style:name="T15" style:family="text">
      <style:text-properties officeooo:rsid="00172422"/>
    </style:style>
    <style:style style:name="T16" style:family="text">
      <style:text-properties officeooo:rsid="0018c6ba"/>
    </style:style>
    <style:style style:name="T17" style:family="text">
      <style:text-properties officeooo:rsid="0019afc2"/>
    </style:style>
    <style:style style:name="T18" style:family="text">
      <style:text-properties officeooo:rsid="001b105a"/>
    </style:style>
    <style:style style:name="T19" style:family="text">
      <style:text-properties officeooo:rsid="001b8ff2"/>
    </style:style>
    <style:style style:name="T20" style:family="text">
      <style:text-properties officeooo:rsid="002081bb"/>
    </style:style>
    <style:style style:name="T21" style:family="text">
      <style:text-properties fo:font-size="6pt" officeooo:rsid="002081bb" style:font-size-asian="6pt" style:font-size-complex="6pt"/>
    </style:style>
    <style:style style:name="T22" style:family="text">
      <style:text-properties fo:font-size="6pt" fo:font-style="italic" officeooo:rsid="002081bb" style:font-size-asian="6pt" style:font-style-asian="italic" style:font-size-complex="6pt" style:font-style-complex="italic"/>
    </style:style>
    <style:style style:name="T23" style:family="text">
      <style:text-properties officeooo:rsid="0020be33"/>
    </style:style>
    <style:style style:name="T24" style:family="text">
      <style:text-properties officeooo:rsid="00220c3c"/>
    </style:style>
    <style:style style:name="T25" style:family="text">
      <style:text-properties officeooo:rsid="002e2d55"/>
    </style:style>
    <style:style style:name="T26" style:family="text">
      <style:text-properties officeooo:rsid="002fe6c5"/>
    </style:style>
    <style:style style:name="T27" style:family="text">
      <style:text-properties officeooo:rsid="00314a73"/>
    </style:style>
    <style:style style:name="T28" style:family="text">
      <style:text-properties style:text-underline-style="solid" style:text-underline-width="auto" style:text-underline-color="font-color" officeooo:rsid="00314a73"/>
    </style:style>
    <style:style style:name="T29" style:family="text">
      <style:text-properties officeooo:rsid="00325562"/>
    </style:style>
    <style:style style:name="T30" style:family="text">
      <style:text-properties officeooo:rsid="0033bcf7"/>
    </style:style>
    <style:style style:name="T31" style:family="text">
      <style:text-properties officeooo:rsid="00364592"/>
    </style:style>
    <style:style style:name="T32" style:family="text">
      <style:text-properties officeooo:rsid="00378d81"/>
    </style:style>
    <style:style style:name="T33" style:family="text">
      <style:text-properties officeooo:rsid="003b9d42"/>
    </style:style>
    <style:style style:name="T34" style:family="text">
      <style:text-properties officeooo:rsid="003e6413"/>
    </style:style>
    <style:style style:name="T35" style:family="text">
      <style:text-properties officeooo:rsid="0041c52a"/>
    </style:style>
    <style:style style:name="T36" style:family="text">
      <style:text-properties officeooo:rsid="004273bf"/>
    </style:style>
    <style:style style:name="T37" style:family="text">
      <style:text-properties officeooo:rsid="00449e02"/>
    </style:style>
    <style:style style:name="T38" style:family="text">
      <style:text-properties officeooo:rsid="0045d6ed"/>
    </style:style>
    <style:style style:name="T39" style:family="text">
      <style:text-properties officeooo:rsid="00475e6a"/>
    </style:style>
    <style:style style:name="T40" style:family="text">
      <style:text-properties officeooo:rsid="0047b246"/>
    </style:style>
    <style:style style:name="T41" style:family="text">
      <style:text-properties officeooo:rsid="0047d59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1"><text:s/>Pojęcia</text:h>
      <text:p text:style-name="P28">Właściwości – zmienne przechowywane przez agenta.</text:p>
      <text:p text:style-name="P14"><text:span text:style-name="T1">Funkcje </text:span><text:span text:style-name="T3">(mas/jmx)</text:span><text:span text:style-name="T1"> – co agentowi można zlecić (a właściwie jaki komunikat można wysłać agentowi i jak on ma go obsłużyć). </text:span><text:span text:style-name="T2">Wysyłając agentowi komunikat w większości przypadków czekamy na odpowiedź (otrzymanie od agenta wiadomości zwrotnej). Wiadomość wysyłana do agenta jak i wiadomość zwrotna muszą zawierać wszystkie informacje niezbędne do zidentyfikowania sprawy (np. sessionID, nr kontroferty itd.), którą zajmuje się agent.</text:span></text:p>
      <text:p text:style-name="P16"><text:span text:style-name="T1">Zdarzenia </text:span><text:span text:style-name="T3">(mas/jmx)</text:span><text:span text:style-name="T1"> – co agent może zrobić </text:span><text:span text:style-name="T2">sam </text:span><text:span text:style-name="T1">(a właściwie jaki komunikat agent może wysłać </text:span><text:span text:style-name="T2">z własnej inicjatywy i nie jest to odpowiedź zwrotna wywołania funkcji</text:span><text:span text:style-name="T1">, co on oznacza i co jest powodem jego wysłania).</text:span></text:p>
      <text:p text:style-name="P29">mas – funkcja/zdarzenie ma być obsługiwane przez komunikaty JADE,</text:p>
      <text:p text:style-name="P29">jmx – funkcja/zdarzenie ma być obsługiwane przez JMX.</text:p>
      <text:p text:style-name="P30">Funkcje i zdarzenia zapisane są w postaci pseudokodu przypominającego język Java. Zalecam wykorzystać nazewnictwo i postać tych funkcji w kodzie.</text:p>
      <text:h text:style-name="P95" text:outline-level="1">Właściwości wspólne</text:h>
      <text:p text:style-name="P28">Czyli np. typy dóbr obsługiwane przez system. Implementacja ich w Services Registry zwiększy możliwość rozszerzalności systemu bez konieczności restartu całości, ale na tym etapie prac nie jest wymagana. Możecie zaimplementować je tak:</text:p>
      <text:p text:style-name="P3">Map&lt;string, TypeOfAttribute&gt; typesOfAttributes;</text:p>
      <text:p text:style-name="P3">Map&lt;string, TypeOfGood&gt; typesOfGoods;</text:p>
      <text:p text:style-name="P3">Map&lt;string, ServiceType&gt; servicesTypes;</text:p>
      <text:p text:style-name="P28">Wartości mają być odczytane z plików XML podczas startu systemu i umieszczone w tych kontenerach.</text:p>
      <text:p text:style-name="P14"><text:span text:style-name="T1">Klucz mapy będzie zdublowaniem </text:span><text:span text:style-name="CodeText"><text:span text:style-name="T1">name</text:span></text:span><text:span text:style-name="T1"> ze struktur użytych jako wartość. Dzięki temu aby pobrać obiekt przechowujący właściwości typu, nie trzeba będzie iterować po liście tylko weźmie się z tablicy hash.</text:span></text:p>
      <text:h text:style-name="P95" text:outline-level="1">Agent Services Registry</text:h>
      <text:h text:style-name="P98" text:outline-level="2">Właściwości</text:h>
      <text:p text:style-name="P3">Map&lt;string, List&lt;string&gt;&gt; registeredServices;</text:p>
      <text:p text:style-name="P14"><text:span text:style-name="T1">Kluczem mapy jest </text:span><text:span text:style-name="CodeText"><text:span text:style-name="T1">name</text:span></text:span><text:span text:style-name="T1"> z </text:span><text:span text:style-name="CodeText"><text:span text:style-name="T1">ServiceType</text:span></text:span><text:span text:style-name="T1">.</text:span></text:p>
      <text:p text:style-name="P28">Chodzi o to by mieć odwzorowanie 1 do wielu: jeden ServiceType, wielu agentów oferującą usługę ServiceType.</text:p>
      <text:p text:style-name="Code"><text:span text:style-name="T39">Map&lt;string, Reputation&gt; clientReputations;</text:span></text:p>
      <text:p text:style-name="P106"><text:span text:style-name="T39">Map&lt;string, Reputation&gt; producentReputations;</text:span></text:p>
      <text:p text:style-name="P90"><text:span text:style-name="T39">Reputacja odpowiednio klientów i producentów. Kluczem nazwa agenta (zdublowana z agentName w klasie Reputation). Natomiast wartością jest obiekt klasy Reputation zawierający nazwę agenta (identyfikującą agenta w systemie), liczbę pozytywnych punktów i liczbę negatywnych punktów.</text:span></text:p>
      <text:p text:style-name="P108"><text:span text:style-name="T39">class Reputation {</text:span></text:p>
      <text:p text:style-name="P108"><text:span text:style-name="T39"><text:s text:c="4"/>private string agentName;</text:span></text:p>
      <text:p text:style-name="P108"><text:span text:style-name="T39"><text:s text:c="4"/>private int positives;</text:span></text:p>
      <text:p text:style-name="P108"><text:span text:style-name="T39"><text:s text:c="4"/>private int negatives;</text:span></text:p>
      <text:p text:style-name="P107"><text:soft-page-break/><text:span text:style-name="T39">}</text:span></text:p>
      <text:h text:style-name="P99" text:outline-level="2"><text:span text:style-name="T1">Funkcje </text:span><text:span text:style-name="T3">(mas)</text:span></text:h>
      <text:p text:style-name="P4">void registerService(string serviceTypeName, string agentName)</text:p>
      <text:p text:style-name="P30">Rejestracja usługi w rejestrze usług.</text:p>
      <text:p text:style-name="Text_20_body"><text:span text:style-name="CodeText"><text:span text:style-name="T2">serviceTypeName</text:span></text:span> –<text:span text:style-name="T2"> nazwa typu usługi</text:span></text:p>
      <text:p text:style-name="P15"><text:span text:style-name="CodeText"><text:span text:style-name="T2">agentName</text:span></text:span><text:span text:style-name="T2"> – nazwa identyfikacyjna agenta, który tą usługę ma obsługiwać</text:span></text:p>
      <text:p text:style-name="P30">wartość zwracana – nic</text:p>
      <text:p text:style-name="P4">void unregisterService(string serviceTypeName, string agentName)</text:p>
      <text:p text:style-name="P30">Usunięcie usługi z rejestru usług. Parametry i wartość zwracana jw.</text:p>
      <text:p text:style-name="P1"><text:span text:style-name="T1">Map&lt;string, List&lt;</text:span><text:span text:style-name="T39">Reputation</text:span><text:span text:style-name="T1">&gt;&gt; </text:span><text:span text:style-name="T2">getServices(List&lt;string&gt; goodsTypes)</text:span></text:p>
      <text:p text:style-name="P15"><text:span text:style-name="T2">Wyszukuje w rejestrze usług wszystkie typy usług, które wśród typów dóbr wyjściowych mają wszystkie wymienione w parametrze </text:span><text:span text:style-name="CodeText"><text:span text:style-name="T2">goodsTypes</text:span></text:span><text:span text:style-name="T2"> typy dóbr. Znalezione typy dóbr umieszcza w tablicy hash jako klucz, a jako wartość zwraca listę </text:span><text:span text:style-name="T39">nazw </text:span><text:span text:style-name="T2">agentów oferujących tą usługę (prosto z właściwości </text:span><text:span text:style-name="CodeText"><text:span text:style-name="T2">registeredServices</text:span></text:span><text:span text:style-name="T2"> bez żadnego filtrowania) </text:span><text:span text:style-name="T39">wraz z ich reputacją przepisaną z właściwości producentReputations</text:span><text:span text:style-name="T2">.</text:span></text:p>
      <text:p text:style-name="Code"><text:span text:style-name="T39">Reputation getClientComment(string clientAgentName)</text:span></text:p>
      <text:p text:style-name="P90"><text:span text:style-name="T39">Zwraca reputacje klienta.</text:span></text:p>
      <text:p text:style-name="Code"><text:span text:style-name="T39">void putClientComment(string </text:span><text:span text:style-name="T40">clientA</text:span><text:span text:style-name="T39">gentName, int points)</text:span></text:p>
      <text:p text:style-name="P92"><text:span text:style-name="T40">Wystawienie komentarza klientowi. Parametr </text:span><text:span text:style-name="CodeText"><text:span text:style-name="T40">points</text:span></text:span><text:span text:style-name="T40"> powinien przyjmować wartość z zakresu od -3 do 3. Jeżeli wystawiamy pozytywny komentarz to jako parametr </text:span><text:span text:style-name="CodeText"><text:span text:style-name="T40">points</text:span></text:span><text:span text:style-name="T40"> podajemy liczbę dodatnią. Jeżeli negatywny to ujemną. Jeżeli parametr </text:span><text:span text:style-name="CodeText"><text:span text:style-name="T40">points</text:span></text:span><text:span text:style-name="T40"> ma wartość ujemną to dodajemy te punkty do </text:span><text:span text:style-name="CodeText"><text:span text:style-name="T40">właściwości</text:span></text:span><text:span text:style-name="T40"> </text:span><text:span text:style-name="CodeText"><text:span text:style-name="T40">negatives</text:span></text:span><text:span text:style-name="T40"> w obiekcie umieszczonym w </text:span><text:span text:style-name="CodeText"><text:span text:style-name="T40">clientReputations</text:span></text:span><text:span text:style-name="T40">. Jeżeli dodatnią to do </text:span><text:span text:style-name="CodeText"><text:span text:style-name="T40">positives</text:span></text:span><text:span text:style-name="T40">.</text:span></text:p>
      <text:p text:style-name="Code"><text:span text:style-name="T39">void putProducentComment(string </text:span><text:span text:style-name="T40">producentA</text:span><text:span text:style-name="T39">gentName, int points)</text:span></text:p>
      <text:p text:style-name="P92"><text:span text:style-name="T40">Jw. tyle że operacja dokonywana jest na właściwości </text:span><text:span text:style-name="CodeText"><text:span text:style-name="T40">producentReputations</text:span></text:span><text:span text:style-name="T40">;</text:span></text:p>
      <text:h text:style-name="P96" text:outline-level="1"><text:span text:style-name="T2">Agent </text:span><text:span text:style-name="T20">Klient</text:span></text:h>
      <text:h text:style-name="P100" text:outline-level="2">Właściwości</text:h>
      <text:p text:style-name="P5">Map&lt;string, TaskValues&gt; contracts;</text:p>
      <text:p text:style-name="P16"><text:span text:style-name="T3">Lista kontraktów umieszczonych w tablicy hash, gdzie kluczem jest </text:span><text:span text:style-name="CodeText"><text:span text:style-name="T3">sessionID</text:span></text:span><text:span text:style-name="T3"> z kontraktu, natomiast wartością jest obiekt klasy </text:span><text:span text:style-name="CodeText"><text:span text:style-name="T3">TaskValues</text:span></text:span><text:span text:style-name="T3">.</text:span></text:p>
      <text:p text:style-name="P84">class TaskValues {</text:p>
      <text:p text:style-name="P84"><text:s text:c="4"/>private Contract contract;</text:p>
      <text:p text:style-name="CodeInText"><text:span text:style-name="T3"><text:s text:c="4"/>private </text:span><text:span text:style-name="T6">List&lt;List&lt;</text:span><text:span text:style-name="T4">Map&lt;string, </text:span><text:span text:style-name="T3">Offer</text:span><text:span text:style-name="T13">Status</text:span><text:span text:style-name="T4">&gt;</text:span><text:span text:style-name="T3">&gt;</text:span><text:span text:style-name="T6">&gt;</text:span><text:span text:style-name="T3"> offers;</text:span></text:p>
      <text:p text:style-name="P85"><text:s text:c="4"/>private List&lt;Good&gt; goodsFoSale;</text:p>
      <text:p text:style-name="P85"><text:s text:c="4"/>private List&lt;Good&gt; goodsReceived;</text:p>
      <text:p text:style-name="P84">}</text:p>
      <text:p text:style-name="P17"><text:span text:style-name="CodeText"><text:span text:style-name="T4">contract</text:span></text:span> –<text:span text:style-name="T4"> stan kontraktu</text:span></text:p>
      <text:p text:style-name="P19"><text:span text:style-name="CodeText"><text:span text:style-name="T3">offers</text:span></text:span><text:span text:style-name="T3"> – </text:span><text:span text:style-name="T6">przechowalnia wszystkich ofert nadesłanych od producentów</text:span></text:p>
      <text:p text:style-name="P41">pierwsza lista – cykl negocjacji/renegocjacji (każda kolejna renegocjacja po podpisaniu nowego kontraktu to dodanie nowego elementu do tej listy, negocjacje odbywają się na ostatnim elemencie tej listy, poprzednie są tylko po to by przechowywać historię ofert)</text:p>
      <text:p text:style-name="P40"><text:span text:style-name="T6">druga lista – iteracja negocjacji/renegocjacji (można powiedzieć, że index listy jest zdublowaniem </text:span><text:span text:style-name="CodeText"><text:span text:style-name="T6">negotiationCount</text:span></text:span><text:span text:style-name="T6"> z </text:span><text:span text:style-name="CodeText"><text:span text:style-name="T6">Offer</text:span></text:span><text:span text:style-name="T6">)</text:span></text:p>
      <text:p text:style-name="P40"><text:soft-page-break/><text:span text:style-name="T6">mapa – klucz jest zdublowaniem </text:span><text:span text:style-name="CodeText"><text:span text:style-name="T6">contractorid</text:span></text:span><text:span text:style-name="T6"> z </text:span><text:span text:style-name="CodeText"><text:span text:style-name="T6">Offer</text:span></text:span><text:span text:style-name="CodeText"><text:span text:style-name="T13">Status</text:span></text:span></text:p>
      <text:p text:style-name="P20"><text:span text:style-name="CodeText"><text:span text:style-name="T3">goods</text:span></text:span><text:span text:style-name="T3"> – lista dóbr </text:span><text:span text:style-name="T8">odebranych od producenta lub </text:span><text:span text:style-name="T3">gotowych do przekazania producentowi</text:span></text:p>
      <text:p text:style-name="P86">class OfferStatus {</text:p>
      <text:p text:style-name="P86"><text:s text:c="4"/>private string contractorid;</text:p>
      <text:p text:style-name="CodeInText"><text:span text:style-name="T13"><text:s text:c="4"/></text:span><text:span text:style-name="T15">private ClientOffer intention;</text:span></text:p>
      <text:p text:style-name="P86"><text:s text:c="4"/>private Date sendedIntentionDate;</text:p>
      <text:p text:style-name="P86"><text:s text:c="4"/>private Date receivedDate;</text:p>
      <text:p text:style-name="P86"><text:s text:c="4"/>private Offer offer;</text:p>
      <text:p text:style-name="CodeInText"><text:span text:style-name="T13"><text:s text:c="4"/></text:span><text:span text:style-name="T14">private Boolean refusal;</text:span></text:p>
      <text:p text:style-name="P86">}</text:p>
      <text:p text:style-name="P23"><text:span text:style-name="T13">Klasa przechowująca stan oferty. </text:span><text:span text:style-name="T15">Podczas przygotowania dokumentu intencji</text:span><text:span text:style-name="T13"> tworzony jest nowy obiekt </text:span><text:span text:style-name="CodeText"><text:span text:style-name="T13">OfferStatus</text:span></text:span><text:span text:style-name="T13">, a w nim w polu </text:span><text:span text:style-name="CodeText"><text:span text:style-name="T13">contractorid</text:span></text:span><text:span text:style-name="T13"> zostaje zapisany adres identyfikacyjny agenta do którego zost</text:span><text:span text:style-name="T15">anie</text:span><text:span text:style-name="T13"> wysłana intencja. </text:span><text:span text:style-name="T15">Po wysłaniu intencji </text:span><text:span text:style-name="T13">w polu </text:span><text:span text:style-name="CodeText"><text:span text:style-name="T13">senedIntentionDate</text:span></text:span><text:span text:style-name="T13"> zostaje zapisana data wysłania intencji.</text:span></text:p>
      <text:p text:style-name="P23"><text:span text:style-name="T13">Gdy producent przyśle ofertę to zostaje ona zapisana w polu </text:span><text:span text:style-name="CodeText"><text:span text:style-name="T13">offer</text:span></text:span><text:span text:style-name="T13">, a w polu </text:span><text:span text:style-name="CodeText"><text:span text:style-name="T13">receivedDate</text:span></text:span><text:span text:style-name="T13"> zostaje zapisana data jej odebrania.</text:span><text:span text:style-name="T14"> Pole </text:span><text:span text:style-name="CodeText"><text:span text:style-name="T14">refusal</text:span></text:span><text:span text:style-name="T14"> ma domyślnie wartość </text:span><text:span text:style-name="CodeText"><text:span text:style-name="T14">false</text:span></text:span><text:span text:style-name="T14">, ale jeżeli producent odpowie, że nie jest w stanie w ogóle wykonać zlecenia to przyjmuje wartość </text:span><text:span text:style-name="CodeText"><text:span text:style-name="T14">true</text:span></text:span><text:span text:style-name="T14">, a w polu receivedDate zostaje zapisana data otrzymania tej informacji.</text:span></text:p>
      <text:p text:style-name="P16"><text:span text:style-name="CodeText"><text:span text:style-name="T9">goodsFoSale</text:span></text:span><text:span text:style-name="T9"> – lista dóbr gotowych do przekazania producentowi</text:span></text:p>
      <text:p text:style-name="P16"><text:span text:style-name="CodeText"><text:span text:style-name="T9">goodsReceived</text:span></text:span><text:span text:style-name="T9"> – lista dóbr odebranych od producenta</text:span></text:p>
      <text:h text:style-name="P101" text:outline-level="2">Funkcje (mas)</text:h>
      <text:p text:style-name="P6">void receiveOffer(Offer offer)</text:p>
      <text:p text:style-name="P17"><text:span text:style-name="T4">Odebranie oferty od agenta producenta i umieszczenie jej w odpowiednim obiekcie </text:span><text:span text:style-name="CodeText"><text:span text:style-name="T4">contracts</text:span></text:span><text:span text:style-name="T4">.</text:span></text:p>
      <text:p text:style-name="P27"><text:span text:style-name="T19">Po odebraniu oferty o numerze negoatiationCount inicjowana jest (jeżeli wcześniej nie była) mapa </text:span><text:span text:style-name="CodeText"><text:span text:style-name="T19">offers.getLast()[negoatiationCount+1]</text:span></text:span><text:span text:style-name="T19">. Patrz funkcja </text:span><text:span text:style-name="CodeText"><text:span text:style-name="T19">prepareTask</text:span></text:span><text:span text:style-name="T19">.</text:span></text:p>
      <text:p text:style-name="P2"><text:span text:style-name="T13">void recei</text:span><text:span text:style-name="T13">veRefusal(string sessionid, string contractorid, int offerCount)</text:span></text:p>
      <text:p text:style-name="P31">Odebranie informacji od producenta, że nie jest w stanie w ogóle zrealizować zadania.</text:p>
      <text:p text:style-name="P8">void receiveContractSign(string sessionid)</text:p>
      <text:p text:style-name="P18"><text:span text:style-name="T5">Odebranie od producenta potwierdzenia podpisania kontraktu </text:span><text:span text:style-name="T7">i przełączenie stanu kontraktu do fazy oczekiwania</text:span><text:span text:style-name="T5">.</text:span></text:p>
      <text:p text:style-name="P7">void receiveRenegotiation(Offer offer)</text:p>
      <text:p text:style-name="P27"><text:span text:style-name="T5">Odebranie od agenta producenta oferty renegocjacji. </text:span><text:span text:style-name="T6">Pierwsze wywołanie tej funkcji inicjuje </text:span><text:span text:style-name="T19">nową</text:span><text:span text:style-name="T6"> renegocjację </text:span><text:span text:style-name="T7">(patrz: </text:span><text:span text:style-name="T19">pole</text:span><text:span text:style-name="T7"> </text:span><text:span text:style-name="CodeText"><text:span text:style-name="T19">offers</text:span></text:span><text:span text:style-name="T7"> </text:span><text:span text:style-name="T19">oraz funkcja </text:span><text:span text:style-name="CodeText"><text:span text:style-name="T19">prepareTask</text:span></text:span><text:span text:style-name="T19">)</text:span><text:span text:style-name="T7">.</text:span></text:p>
      <text:p text:style-name="P27"><text:span text:style-name="T19">Następnie oferta, której treść podana została w parametrze </text:span><text:span text:style-name="CodeText"><text:span text:style-name="T19">offer</text:span></text:span><text:span text:style-name="T19"> zostaje potraktowana tak jak w </text:span><text:span text:style-name="CodeText"><text:span text:style-name="T19">receiveOffer</text:span></text:span><text:span text:style-name="T19">.</text:span></text:p>
      <text:h text:style-name="P102" text:outline-level="2">Funkcje (mas/jmx)</text:h>
      <text:p text:style-name="Code"><text:span text:style-name="T8">void receiveGood(Good good, string sessionid</text:span><text:span text:style-name="T10">, int container</text:span><text:span text:style-name="T8">)</text:span></text:p>
      <text:p text:style-name="P32">Umieszczenie dobra w odpowiednim kontenerze.</text:p>
      <text:p text:style-name="P33">container = 1 – kontener goodsForSale</text:p>
      <text:p text:style-name="P33">container = 2 – kontener goodsReceived</text:p>
      <text:p text:style-name="P21"><text:span text:style-name="T8">Jeżeli dobro </text:span><text:span text:style-name="T11">ma typ i wartości cech takie, na jakie czeka producent to następuje wywołanie zdarzenia </text:span><text:span text:style-name="CodeText"><text:span text:style-name="T11">sendGood</text:span></text:span><text:span text:style-name="T11">.</text:span></text:p>
      <text:p text:style-name="P21"><text:span text:style-name="T11">Jeżeli agent klienta jest jednocześnie producentem i typ oraz wartości cech dobra zgadzają się z tymi jakich oczekuje producenkcka część agenta to następuje przekazanie tego dobra do niej </text:span><text:soft-page-break/><text:span text:style-name="T11">(może być przez wywołanie samemu na sobie </text:span><text:span text:style-name="CodeText"><text:span text:style-name="T11">receiveGood</text:span></text:span><text:span text:style-name="T11">.</text:span></text:p>
      <text:h text:style-name="P103" text:outline-level="2">Funkcje (jmx)</text:h>
      <text:p text:style-name="P9">List&lt;string&gt; getContractList(int attributes)</text:p>
      <text:p text:style-name="P22"><text:span text:style-name="T12">Zwraca listę sessionID kontraktów. Parametr </text:span><text:span text:style-name="CodeText"><text:span text:style-name="T12">attributes</text:span></text:span><text:span text:style-name="T12"> jest polem bitowym filtrującym kontrakty:</text:span></text:p>
      <text:p text:style-name="P35">0x1 – negocjowane,</text:p>
      <text:p text:style-name="P35">0x2 – w fazie oczekiwania,</text:p>
      <text:p text:style-name="P35">0x4 – w fazie realizacji,</text:p>
      <text:p text:style-name="P35">0x8 – w fazie rozliczenia,</text:p>
      <text:p text:style-name="P35">0x10 – przed fazą negocjacji,</text:p>
      <text:p text:style-name="P35">0x20 – zakończone,</text:p>
      <text:p text:style-name="P35">0x40 – oczekujące na reakcję operatora agenta.</text:p>
      <text:p text:style-name="P35">Atrybuty łączą się za pomocą operatora | (or).</text:p>
      <text:p text:style-name="P10">string getTaskValues(string sessionid)</text:p>
      <text:p text:style-name="P23"><text:span text:style-name="T13">Zwraca zawartość całego obiektu </text:span><text:span text:style-name="CodeText"><text:span text:style-name="T13">TaskValues</text:span></text:span><text:span text:style-name="T13">. Najlepiej jak by się to dało zrobić przez </text:span><text:span text:style-name="T13">serializację do XML i deserializację po stronie klienta JMX.</text:span></text:p>
      <text:p text:style-name="P11">string getContract(string sessionid)</text:p>
      <text:p text:style-name="P34">Zwraca zserializowany do XML kontrakt.</text:p>
      <text:p text:style-name="P34">int getRenegotiationCount(string sessionid)</text:p>
      <text:p text:style-name="P34">int getOfferCount(string sessionid, int renegotiation)</text:p>
      <text:p text:style-name="P34">List&lt;string&gt; getOffer</text:p>
      <text:p text:style-name="P34">string getOffer(string sessionid, int renegotiation, int countOffer, string contractorid)</text:p>
      <text:p text:style-name="P34">Zwraca zserializowaną do XML ofertę.</text:p>
      <text:p text:style-name="P12">void prepareTask(string sessionID, string mainSessionID, List&lt;string&gt; goodsTypes)</text:p>
      <text:p text:style-name="P25"><text:span text:style-name="T17">Przygotowanie nowej sprawy skutkuje stworzeniem nowego obiektu klasy </text:span><text:span text:style-name="CodeText"><text:span text:style-name="T17">TaskValues</text:span></text:span><text:span text:style-name="T17"> i umieszczenie go w obiekcie </text:span><text:span text:style-name="CodeText"><text:span text:style-name="T17">contract</text:span></text:span><text:span text:style-name="T17">. Tworzony jest też nowy obiekt klasy </text:span><text:span text:style-name="CodeText"><text:span text:style-name="T17">Contract</text:span></text:span><text:span text:style-name="T17"> i umieszczony w polu </text:span><text:span text:style-name="CodeText"><text:span text:style-name="T17">contract</text:span></text:span><text:span text:style-name="T17"> obiektu klasy </text:span><text:span text:style-name="CodeText"><text:span text:style-name="T17">TaskValues</text:span></text:span><text:span text:style-name="T17">. Wartości </text:span><text:span text:style-name="CodeText"><text:span text:style-name="T17">sessionID</text:span></text:span><text:span text:style-name="T17"> i </text:span><text:span text:style-name="CodeText"><text:span text:style-name="T17">mainSessionID</text:span></text:span><text:span text:style-name="T17"> zostają przepisane z parametrów tej funkcji.</text:span></text:p>
      <text:p text:style-name="P25"><text:span text:style-name="T17">Następnie agent wykonuje na rejestrze usług metodę </text:span><text:span text:style-name="CodeText"><text:span text:style-name="T17">getServices</text:span></text:span><text:span text:style-name="T17"> i po otrzymaniu listy usług inicjalizuje pole </text:span><text:span text:style-name="CodeText"><text:span text:style-name="T17">offers</text:span></text:span><text:span text:style-name="T17"> w obiekcie </text:span><text:span text:style-name="CodeText"><text:span text:style-name="T17">TaskValues</text:span></text:span><text:span text:style-name="T17">. Inicjalizacja ta polega na:</text:span></text:p>
      <text:list xml:id="list838497714" text:style-name="L1">
        <text:list-item>
          <text:p text:style-name="P87"><text:span text:style-name="T17">Stworzeniu nowej, pustej listy </text:span><text:span text:style-name="CodeText"><text:span text:style-name="T17">offers</text:span></text:span><text:span text:style-name="T17">.</text:span></text:p>
        </text:list-item>
        <text:list-item>
          <text:p text:style-name="P88">Dodaniu do listy nowej pustej listy (inicjalizacja zerowej negocjacji).</text:p>
        </text:list-item>
        <text:list-item>
          <text:p text:style-name="P87"><text:span text:style-name="T17">Dodaniu do tej listy nowej pustej mapy (inicjalizacja zerowej </text:span><text:span text:style-name="CodeText"><text:span text:style-name="T17">negotiationCount</text:span></text:span><text:span text:style-name="T17">)</text:span></text:p>
        </text:list-item>
        <text:list-item>
          <text:p text:style-name="P87"><text:span text:style-name="T17">Utworzeniu dla każdej znalezionej usługi obiektu klasy </text:span><text:span text:style-name="CodeText"><text:span text:style-name="T17">OfferStatus</text:span></text:span><text:span text:style-name="T17"> i umieszczeniu ich w mapie.</text:span></text:p>
        </text:list-item>
      </text:list>
      <text:p text:style-name="P13">void prepareIntention(string intention)</text:p>
      <text:p text:style-name="P36">Wprowadza zawartość dokumentu intencji (najlepiej jak by to był zserializowany do XML obiekt ClientOffer i deserializowany po stronie agenta).</text:p>
      <text:p text:style-name="P13"><text:soft-page-break/>void sendIntentions(string sessionid, Integer renegotiation, Integer offerNumber, string contractorid)</text:p>
      <text:p text:style-name="P24"><text:span text:style-name="T16">Zlecenie agentowi wysłania intencji zapisanych w kontenerze </text:span><text:span text:style-name="CodeText"><text:span text:style-name="T16">contracts</text:span></text:span><text:span text:style-name="T16">.</text:span></text:p>
      <text:p text:style-name="P24"><text:span text:style-name="T16">Jeżeli </text:span><text:span text:style-name="CodeText"><text:span text:style-name="T16">renegotiation == </text:span></text:span><text:span text:style-name="CodeText"><text:span text:style-name="T18">n</text:span></text:span><text:span text:style-name="CodeText"><text:span text:style-name="T16">ull</text:span></text:span><text:span text:style-name="T16"> to brany pod uwagę jest ostatni </text:span><text:span text:style-name="CodeText"><text:span text:style-name="T16">renegotiation</text:span></text:span><text:span text:style-name="T16">.</text:span></text:p>
      <text:p text:style-name="P24"><text:span text:style-name="T16">Jeżeli </text:span><text:span text:style-name="CodeText"><text:span text:style-name="T16">offerNumber == </text:span></text:span><text:span text:style-name="CodeText"><text:span text:style-name="T18">n</text:span></text:span><text:span text:style-name="CodeText"><text:span text:style-name="T16">ull</text:span></text:span><text:span text:style-name="T16"> to brany pod uwagę jest ostatni </text:span><text:span text:style-name="CodeText"><text:span text:style-name="T16">offerNumber</text:span></text:span><text:span text:style-name="T16">.</text:span></text:p>
      <text:p text:style-name="P24"><text:span text:style-name="T16">Jeżeli </text:span><text:span text:style-name="CodeText"><text:span text:style-name="T16">contractorid == </text:span></text:span><text:span text:style-name="CodeText"><text:span text:style-name="T18">n</text:span></text:span><text:span text:style-name="CodeText"><text:span text:style-name="T16">ull</text:span></text:span><text:span text:style-name="T16"> to brane są wszystkie które </text:span><text:span text:style-name="CodeText"><text:span text:style-name="T16">sendedIntentionDate == </text:span></text:span><text:span text:style-name="CodeText"><text:span text:style-name="T18">n</text:span></text:span><text:span text:style-name="CodeText"><text:span text:style-name="T16">ull</text:span></text:span><text:span text:style-name="T16">.</text:span></text:p>
      <text:p text:style-name="Code"><text:span text:style-name="T18">void signContract(string sessionid, int offerNumber, </text:span><text:span text:style-name="T15">string contractorid, Integer renegotiation</text:span><text:span text:style-name="T18">)</text:span></text:p>
      <text:p text:style-name="P26"><text:span text:style-name="T18">Wyślij do producenta </text:span><text:span text:style-name="CodeText"><text:span text:style-name="T18">contractorid</text:span></text:span><text:span text:style-name="T18">, który przysłał ofertę o numerze </text:span><text:span text:style-name="CodeText"><text:span text:style-name="T18">offerNumber</text:span></text:span><text:span text:style-name="T18"> chęć podpisania kontraktu na podstawie tej oferty.</text:span></text:p>
      <text:p text:style-name="P26"><text:span text:style-name="T18">Parametr </text:span><text:span text:style-name="CodeText"><text:span text:style-name="T18">renegotiation</text:span></text:span><text:span text:style-name="T18"> powinien być </text:span><text:span text:style-name="CodeText"><text:span text:style-name="T18">null</text:span></text:span><text:span text:style-name="T18"> i wtedy brany jest od uwagę ostatnio </text:span><text:span text:style-name="CodeText"><text:span text:style-name="T18">renegotiation</text:span></text:span><text:span text:style-name="T18">. Podanie konkretnego </text:span><text:span text:style-name="CodeText"><text:span text:style-name="T18">renegotiation</text:span></text:span><text:span text:style-name="T18"> wymusza użycie podanego </text:span><text:span text:style-name="CodeText"><text:span text:style-name="T18">renegotiation</text:span></text:span><text:span text:style-name="T18">.</text:span></text:p>
      <text:h text:style-name="P104" text:outline-level="2">Zdarzenia</text:h>
      <text:p text:style-name="P37">void getServices(List&lt;string&gt; goodsTypes)</text:p>
      <text:p text:style-name="P94"><text:span text:style-name="T41">Wysłanie do Services Server (rejestru usług) listy nazw typów dóbr i oczekiwanie na odpowiedź.</text:span></text:p>
      <text:p text:style-name="P37">void sendIntention(ClientOffer intention)</text:p>
      <text:p text:style-name="P94"><text:span text:style-name="T41">Wysłanie intencji do producenta i przejście w stan oczekiwania na ofertę.</text:span></text:p>
      <text:p text:style-name="P37">void sendCounterOffer(ClientOffer clientOffer)</text:p>
      <text:p text:style-name="P37">void sendNegotiationBreak(string sessionid, string contractorid)</text:p>
      <text:p text:style-name="P37">void signContract(Contract contract)</text:p>
      <text:p text:style-name="P38">void sendRenegotiation(ClientOffer clientOffer)</text:p>
      <text:p text:style-name="P38">void sendGood(string sessionid, string contractorid, Good good)</text:p>
      <text:h text:style-name="P97" text:outline-level="1">Agent Producent</text:h>
      <text:h text:style-name="P105" text:outline-level="2">Właściwości</text:h>
      <text:h text:style-name="P105" text:outline-level="2">Funkcje (mas)</text:h>
      <text:h text:style-name="P105" text:outline-level="2">Funkcje (mas/jmx)</text:h>
      <text:h text:style-name="P105" text:outline-level="2">Funkcje (jmx)</text:h>
      <text:h text:style-name="P105" text:outline-level="2">Zdarzenia</text:h>
      <text:h text:style-name="P97" text:outline-level="1">Przykładowe przebiegi</text:h>
      <text:p text:style-name="Standard"><text:span text:style-name="T21">registerService</text:span> – funkcja (agent otrzymał komunikat, tak go zrozumiał i przetwarza)</text:p>
      <text:p text:style-name="Standard"><text:span text:style-name="T22">registerService</text:span> – zdarzenie (agent wysyła komunikat do kogoś innego)</text:p>
      <text:h text:style-name="P105" text:outline-level="2"><text:soft-page-break/>Rejestracja, wyrejestrowanie usługi</text:h>
      <table:table table:name="Tabela1" table:style-name="Tabela1">
        <table:table-column table:style-name="Tabela1.A" table:number-columns-repeated="5"/>
        <table:table-column table:style-name="Tabela1.F"/>
        <table:table-row>
          <table:table-cell table:style-name="Tabela1.A1" table:number-rows-spanned="2" office:value-type="string">
            <text:p text:style-name="P80">Services Registry</text:p>
          </table:table-cell>
          <table:table-cell table:style-name="Tabela1.A1" table:number-columns-spanned="2" office:value-type="string">
            <text:p text:style-name="P80">Klient</text:p>
          </table:table-cell>
          <table:covered-table-cell/>
          <table:table-cell table:style-name="Tabela1.A1" table:number-columns-spanned="2" office:value-type="string">
            <text:p text:style-name="P80">Producent</text:p>
          </table:table-cell>
          <table:covered-table-cell/>
          <table:table-cell table:style-name="Tabela1.F1" table:number-rows-spanned="2" office:value-type="string">
            <text:p text:style-name="P80">Komentarz</text:p>
          </table:table-cell>
        </table:table-row>
        <table:table-row>
          <table:covered-table-cell/>
          <table:table-cell table:style-name="Tabela1.B2" office:value-type="string">
            <text:p text:style-name="P82">Agent</text:p>
          </table:table-cell>
          <table:table-cell table:style-name="Tabela1.B2" office:value-type="string">
            <text:p text:style-name="P82">JMX</text:p>
          </table:table-cell>
          <table:table-cell table:style-name="Tabela1.B2" office:value-type="string">
            <text:p text:style-name="P82">Agent</text:p>
          </table:table-cell>
          <table:table-cell table:style-name="Tabela1.B2" office:value-type="string">
            <text:p text:style-name="P82">JMX</text:p>
          </table:table-cell>
          <table:covered-table-cell/>
        </table:table-row>
        <table:table-row>
          <table:table-cell table:style-name="Tabela1.B2" office:value-type="string">
            <text:p text:style-name="P42"/>
          </table:table-cell>
          <table:table-cell table:style-name="Tabela1.B2" office:value-type="string">
            <text:p text:style-name="P42"/>
          </table:table-cell>
          <table:table-cell table:style-name="Tabela1.B2" office:value-type="string">
            <text:p text:style-name="P42"/>
          </table:table-cell>
          <table:table-cell table:style-name="Tabela1.B2" office:value-type="string">
            <text:p text:style-name="P52"/>
          </table:table-cell>
          <table:table-cell table:style-name="Tabela1.B2" office:value-type="string">
            <text:p text:style-name="P42"/>
          </table:table-cell>
          <table:table-cell table:style-name="Tabela1.F3" office:value-type="string">
            <text:p text:style-name="P52">Uruchomienie agenta producenta</text:p>
          </table:table-cell>
        </table:table-row>
        <table:table-row>
          <table:table-cell table:style-name="Tabela1.B2" office:value-type="string">
            <text:p text:style-name="P42"/>
          </table:table-cell>
          <table:table-cell table:style-name="Tabela1.B2" office:value-type="string">
            <text:p text:style-name="P42"/>
          </table:table-cell>
          <table:table-cell table:style-name="Tabela1.B2" office:value-type="string">
            <text:p text:style-name="P42"/>
          </table:table-cell>
          <table:table-cell table:style-name="Tabela1.B2" office:value-type="string">
            <text:p text:style-name="P56">registerService</text:p>
          </table:table-cell>
          <table:table-cell table:style-name="Tabela1.B2" office:value-type="string">
            <text:p text:style-name="P42"/>
          </table:table-cell>
          <table:table-cell table:style-name="Tabela1.F3" office:value-type="string">
            <text:p text:style-name="P52">Agent wysyła do SR chęć zarejestrowania swojej usługi</text:p>
          </table:table-cell>
        </table:table-row>
        <table:table-row>
          <table:table-cell table:style-name="Tabela1.B2" office:value-type="string">
            <text:p text:style-name="P68">registerService</text:p>
          </table:table-cell>
          <table:table-cell table:style-name="Tabela1.B2" office:value-type="string">
            <text:p text:style-name="P42"/>
          </table:table-cell>
          <table:table-cell table:style-name="Tabela1.B2" office:value-type="string">
            <text:p text:style-name="P42"/>
          </table:table-cell>
          <table:table-cell table:style-name="Tabela1.B2" office:value-type="string">
            <text:p text:style-name="P43"/>
          </table:table-cell>
          <table:table-cell table:style-name="Tabela1.B2" office:value-type="string">
            <text:p text:style-name="P42"/>
          </table:table-cell>
          <table:table-cell table:style-name="Tabela1.F3" office:value-type="string">
            <text:p text:style-name="P52">Usługa rejestrowana w SR</text:p>
          </table:table-cell>
        </table:table-row>
        <table:table-row>
          <table:table-cell table:style-name="Tabela1.B2" office:value-type="string">
            <text:p text:style-name="P43"/>
          </table:table-cell>
          <table:table-cell table:style-name="Tabela1.B2" office:value-type="string">
            <text:p text:style-name="P42"/>
          </table:table-cell>
          <table:table-cell table:style-name="Tabela1.B2" office:value-type="string">
            <text:p text:style-name="P42"/>
          </table:table-cell>
          <table:table-cell table:style-name="Tabela1.B2" office:value-type="string">
            <text:p text:style-name="P43"/>
          </table:table-cell>
          <table:table-cell table:style-name="Tabela1.B2" office:value-type="string">
            <text:p text:style-name="P42"/>
          </table:table-cell>
          <table:table-cell table:style-name="Tabela1.F3" office:value-type="string">
            <text:p text:style-name="P52">Zamykanie agenta producenta</text:p>
          </table:table-cell>
        </table:table-row>
        <table:table-row>
          <table:table-cell table:style-name="Tabela1.B2" office:value-type="string">
            <text:p text:style-name="P43"/>
          </table:table-cell>
          <table:table-cell table:style-name="Tabela1.B2" office:value-type="string">
            <text:p text:style-name="P42"/>
          </table:table-cell>
          <table:table-cell table:style-name="Tabela1.B2" office:value-type="string">
            <text:p text:style-name="P42"/>
          </table:table-cell>
          <table:table-cell table:style-name="Tabela1.B2" office:value-type="string">
            <text:p text:style-name="P56">unregisterService</text:p>
          </table:table-cell>
          <table:table-cell table:style-name="Tabela1.B2" office:value-type="string">
            <text:p text:style-name="P42"/>
          </table:table-cell>
          <table:table-cell table:style-name="Tabela1.F3" office:value-type="string">
            <text:p text:style-name="P52">Agent wysyła do SR chęć wyrejestrowania swojej usługi</text:p>
          </table:table-cell>
        </table:table-row>
        <table:table-row>
          <table:table-cell table:style-name="Tabela1.B2" office:value-type="string">
            <text:p text:style-name="P52">unregisterService</text:p>
          </table:table-cell>
          <table:table-cell table:style-name="Tabela1.B2" office:value-type="string">
            <text:p text:style-name="P42"/>
          </table:table-cell>
          <table:table-cell table:style-name="Tabela1.B2" office:value-type="string">
            <text:p text:style-name="P42"/>
          </table:table-cell>
          <table:table-cell table:style-name="Tabela1.B2" office:value-type="string">
            <text:p text:style-name="P43"/>
          </table:table-cell>
          <table:table-cell table:style-name="Tabela1.B2" office:value-type="string">
            <text:p text:style-name="P42"/>
          </table:table-cell>
          <table:table-cell table:style-name="Tabela1.F3" office:value-type="string">
            <text:p text:style-name="P52">Usługa zostaje wyrejestrowana</text:p>
          </table:table-cell>
        </table:table-row>
      </table:table>
      <text:h text:style-name="P105" text:outline-level="2">Przebieg realizacji kontraktu przy pełnej obsłudze z konsol JMX</text:h>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rows-spanned="2" office:value-type="string">
            <text:p text:style-name="P80">Services Registry</text:p>
          </table:table-cell>
          <table:table-cell table:style-name="Tabela2.A1" table:number-columns-spanned="2" office:value-type="string">
            <text:p text:style-name="P81">Stan kontraktu</text:p>
          </table:table-cell>
          <table:covered-table-cell/>
          <table:table-cell table:style-name="Tabela2.A1" table:number-columns-spanned="2" office:value-type="string">
            <text:p text:style-name="P80">Klient</text:p>
          </table:table-cell>
          <table:covered-table-cell/>
          <table:table-cell table:style-name="Tabela2.A1" table:number-columns-spanned="2" office:value-type="string">
            <text:p text:style-name="P80">Producent</text:p>
          </table:table-cell>
          <table:covered-table-cell/>
          <table:table-cell table:style-name="Tabela2.H1" table:number-rows-spanned="2" office:value-type="string">
            <text:p text:style-name="P80">Komentarz</text:p>
          </table:table-cell>
        </table:table-row>
        <table:table-row>
          <table:covered-table-cell/>
          <table:table-cell table:style-name="Tabela2.B2" office:value-type="string">
            <text:p text:style-name="P83">Główny</text:p>
          </table:table-cell>
          <table:table-cell table:style-name="Tabela2.B2" office:value-type="string">
            <text:p text:style-name="P83">Oferty</text:p>
          </table:table-cell>
          <table:table-cell table:style-name="Tabela2.B2" office:value-type="string">
            <text:p text:style-name="P82">Agent</text:p>
          </table:table-cell>
          <table:table-cell table:style-name="Tabela2.B2" office:value-type="string">
            <text:p text:style-name="P82">JMX</text:p>
          </table:table-cell>
          <table:table-cell table:style-name="Tabela2.B2" office:value-type="string">
            <text:p text:style-name="P82">Agent</text:p>
          </table:table-cell>
          <table:table-cell table:style-name="Tabela2.B2" office:value-type="string">
            <text:p text:style-name="P82">JMX</text:p>
          </table:table-cell>
          <table:covered-table-cell/>
        </table:table-row>
        <table:table-row>
          <table:table-cell table:style-name="Tabela2.B2" office:value-type="string">
            <text:p text:style-name="P43"/>
          </table:table-cell>
          <table:table-cell table:style-name="Tabela2.B2" table:number-rows-spanned="4" office:value-type="string">
            <text:p text:style-name="P54">init</text:p>
          </table:table-cell>
          <table:table-cell table:style-name="Tabela2.B2" table:number-rows-spanned="2" office:value-type="string">
            <text:p text:style-name="P54">init object</text:p>
          </table:table-cell>
          <table:table-cell table:style-name="Tabela2.B2" office:value-type="string">
            <text:p text:style-name="P43"/>
          </table:table-cell>
          <table:table-cell table:style-name="Tabela2.B2" office:value-type="string">
            <text:p text:style-name="P56">prepareTask</text:p>
          </table:table-cell>
          <table:table-cell table:style-name="Tabela2.B2" office:value-type="string">
            <text:p text:style-name="P52"/>
          </table:table-cell>
          <table:table-cell table:style-name="Tabela2.B2" office:value-type="string">
            <text:p text:style-name="P43"/>
          </table:table-cell>
          <table:table-cell table:style-name="Tabela2.H3" office:value-type="string">
            <text:p text:style-name="P44"><text:span text:style-name="T23">Wybranie w konsoli JMX klienta co chcemy otrzymać i </text:span><text:span text:style-name="T24">wygenerowanie owego sesionID i mainSessionID</text:span></text:p>
          </table:table-cell>
        </table:table-row>
        <table:table-row>
          <table:table-cell table:style-name="Tabela2.B2" office:value-type="string">
            <text:p text:style-name="P43"/>
          </table:table-cell>
          <table:covered-table-cell/>
          <table:covered-table-cell/>
          <table:table-cell table:style-name="Tabela2.B2" office:value-type="string">
            <text:p text:style-name="P52">prepareTask</text:p>
          </table:table-cell>
          <table:table-cell table:style-name="Tabela2.B2" office:value-type="string">
            <text:p text:style-name="P76"/>
          </table:table-cell>
          <table:table-cell table:style-name="Tabela2.B2" office:value-type="string">
            <text:p text:style-name="P43"/>
          </table:table-cell>
          <table:table-cell table:style-name="Tabela2.B2" office:value-type="string">
            <text:p text:style-name="P43"/>
          </table:table-cell>
          <table:table-cell table:style-name="Tabela2.H3" office:value-type="string">
            <text:p text:style-name="P53">Inicjalizacja obiektu TaskValues</text:p>
          </table:table-cell>
        </table:table-row>
        <table:table-row>
          <table:table-cell table:style-name="Tabela2.B2" office:value-type="string">
            <text:p text:style-name="P43"/>
          </table:table-cell>
          <table:covered-table-cell/>
          <table:table-cell table:style-name="Tabela2.B2" table:number-rows-spanned="2" office:value-type="string">
            <text:p text:style-name="P75">waiting fot services</text:p>
          </table:table-cell>
          <table:table-cell table:style-name="Tabela2.B2" office:value-type="string">
            <text:p text:style-name="P57">getServices</text:p>
          </table:table-cell>
          <table:table-cell table:style-name="Tabela2.B2" office:value-type="string">
            <text:p text:style-name="P76"/>
          </table:table-cell>
          <table:table-cell table:style-name="Tabela2.B2" office:value-type="string">
            <text:p text:style-name="P43"/>
          </table:table-cell>
          <table:table-cell table:style-name="Tabela2.B2" office:value-type="string">
            <text:p text:style-name="P43"/>
          </table:table-cell>
          <table:table-cell table:style-name="Tabela2.H3" office:value-type="string">
            <text:p text:style-name="P47"><text:span text:style-name="T27">Pobranie listy usług realizujących zamawiane dobro </text:span><text:span text:style-name="T38">wraz z reputacją</text:span></text:p>
          </table:table-cell>
        </table:table-row>
        <table:table-row>
          <table:table-cell table:style-name="Tabela2.B2" office:value-type="string">
            <text:p text:style-name="P55">getServices</text:p>
          </table:table-cell>
          <table:covered-table-cell/>
          <table:covered-table-cell/>
          <table:table-cell table:style-name="Tabela2.B2" office:value-type="string">
            <text:p text:style-name="P69"/>
          </table:table-cell>
          <table:table-cell table:style-name="Tabela2.B2" office:value-type="string">
            <text:p text:style-name="P76"/>
          </table:table-cell>
          <table:table-cell table:style-name="Tabela2.B2" office:value-type="string">
            <text:p text:style-name="P43"/>
          </table:table-cell>
          <table:table-cell table:style-name="Tabela2.B2" office:value-type="string">
            <text:p text:style-name="P43"/>
          </table:table-cell>
          <table:table-cell table:style-name="Tabela2.H3" office:value-type="string">
            <text:p text:style-name="P45"/>
          </table:table-cell>
        </table:table-row>
        <table:table-row>
          <table:table-cell table:style-name="Tabela2.B2" office:value-type="string">
            <text:p text:style-name="P46"/>
          </table:table-cell>
          <table:table-cell table:style-name="Tabela2.B2" table:number-rows-spanned="23" office:value-type="string">
            <text:p text:style-name="P75">negotiation</text:p>
          </table:table-cell>
          <table:table-cell table:style-name="Tabela2.B2" table:number-rows-spanned="2" office:value-type="string">
            <text:p text:style-name="P109">preparing intention</text:p>
          </table:table-cell>
          <table:table-cell table:style-name="Tabela2.B2" office:value-type="string">
            <text:p text:style-name="P69"/>
          </table:table-cell>
          <table:table-cell table:style-name="Tabela2.B2" office:value-type="string">
            <text:p text:style-name="P76"/>
          </table:table-cell>
          <table:table-cell table:style-name="Tabela2.B2" office:value-type="string">
            <text:p text:style-name="P43"/>
          </table:table-cell>
          <table:table-cell table:style-name="Tabela2.B2" office:value-type="string">
            <text:p text:style-name="P43"/>
          </table:table-cell>
          <table:table-cell table:style-name="Tabela2.H3" office:value-type="string">
            <text:p text:style-name="P49"><text:span text:style-name="T25">Przygotowano </text:span><text:span text:style-name="T26">szablony dokumentów intencji, </text:span><text:span text:style-name="T34">trzeba wypełnić intencje ręcznie przez konsolę JMX</text:span></text:p>
          </table:table-cell>
        </table:table-row>
        <table:table-row>
          <table:table-cell table:style-name="Tabela2.B2" office:value-type="string">
            <text:p text:style-name="P46"/>
          </table:table-cell>
          <table:covered-table-cell/>
          <table:covered-table-cell/>
          <table:table-cell table:style-name="Tabela2.B2" office:value-type="string">
            <text:p text:style-name="P69"/>
          </table:table-cell>
          <table:table-cell table:style-name="Tabela2.B2" office:value-type="string">
            <text:p text:style-name="P120">prepareIntention</text:p>
          </table:table-cell>
          <table:table-cell table:style-name="Tabela2.B2" office:value-type="string">
            <text:p text:style-name="P43"/>
          </table:table-cell>
          <table:table-cell table:style-name="Tabela2.B2" office:value-type="string">
            <text:p text:style-name="P43"/>
          </table:table-cell>
          <table:table-cell table:style-name="Tabela2.H3" office:value-type="string">
            <text:p text:style-name="P132">Wprowadzenie w konsoli JMX wartości cech intencji</text:p>
          </table:table-cell>
        </table:table-row>
        <table:table-row>
          <table:table-cell table:style-name="Tabela2.B2" office:value-type="string">
            <text:p text:style-name="P46"/>
          </table:table-cell>
          <table:covered-table-cell/>
          <table:table-cell table:style-name="Tabela2.B2" table:number-rows-spanned="3" office:value-type="string">
            <text:p text:style-name="P110">intention ready</text:p>
          </table:table-cell>
          <table:table-cell table:style-name="Tabela2.B2" office:value-type="string">
            <text:p text:style-name="P69"/>
          </table:table-cell>
          <table:table-cell table:style-name="Tabela2.B2" office:value-type="string">
            <text:p text:style-name="P76"/>
          </table:table-cell>
          <table:table-cell table:style-name="Tabela2.B2" office:value-type="string">
            <text:p text:style-name="P43"/>
          </table:table-cell>
          <table:table-cell table:style-name="Tabela2.B2" office:value-type="string">
            <text:p text:style-name="P43"/>
          </table:table-cell>
          <table:table-cell table:style-name="Tabela2.H3" office:value-type="string">
            <text:p text:style-name="P133">Stan: intencje zostały wypełnione, gotowe do rozesłania</text:p>
          </table:table-cell>
        </table:table-row>
        <table:table-row>
          <table:table-cell table:style-name="Tabela2.B2" office:value-type="string">
            <text:p text:style-name="P46"/>
          </table:table-cell>
          <table:covered-table-cell/>
          <table:covered-table-cell/>
          <table:table-cell table:style-name="Tabela2.B2" office:value-type="string">
            <text:p text:style-name="P69"/>
          </table:table-cell>
          <table:table-cell table:style-name="Tabela2.B2" office:value-type="string">
            <text:p text:style-name="P121">sendIntention</text:p>
          </table:table-cell>
          <table:table-cell table:style-name="Tabela2.B2" office:value-type="string">
            <text:p text:style-name="P43"/>
          </table:table-cell>
          <table:table-cell table:style-name="Tabela2.B2" office:value-type="string">
            <text:p text:style-name="P43"/>
          </table:table-cell>
          <table:table-cell table:style-name="Tabela2.H3" office:value-type="string">
            <text:p text:style-name="P134">Zlecenie w konsoli JMX wysłania intencji</text:p>
          </table:table-cell>
        </table:table-row>
        <table:table-row>
          <table:table-cell table:style-name="Tabela2.B2" office:value-type="string">
            <text:p text:style-name="P46"/>
          </table:table-cell>
          <table:covered-table-cell/>
          <table:covered-table-cell/>
          <table:table-cell table:style-name="Tabela2.B2" office:value-type="string">
            <text:p text:style-name="P121">sendIntention</text:p>
          </table:table-cell>
          <table:table-cell table:style-name="Tabela2.B2" office:value-type="string">
            <text:p text:style-name="P77"/>
          </table:table-cell>
          <table:table-cell table:style-name="Tabela2.B2" office:value-type="string">
            <text:p text:style-name="P132">receiveIntention</text:p>
          </table:table-cell>
          <table:table-cell table:style-name="Tabela2.B2" office:value-type="string">
            <text:p text:style-name="P43"/>
          </table:table-cell>
          <table:table-cell table:style-name="Tabela2.H3" office:value-type="string">
            <text:p text:style-name="P134">Wysłanie intencji i odebranie ich przez producenta</text:p>
          </table:table-cell>
        </table:table-row>
        <table:table-row>
          <table:table-cell table:style-name="Tabela2.B2" office:value-type="string">
            <text:p text:style-name="P46"/>
          </table:table-cell>
          <table:covered-table-cell/>
          <table:table-cell table:style-name="Tabela2.B2" table:number-rows-spanned="4" office:value-type="string">
            <text:p text:style-name="P110">waiting for offer</text:p>
          </table:table-cell>
          <table:table-cell table:style-name="Tabela2.B2" office:value-type="string">
            <text:p text:style-name="P58"/>
          </table:table-cell>
          <table:table-cell table:style-name="Tabela2.B2" office:value-type="string">
            <text:p text:style-name="P77"/>
          </table:table-cell>
          <table:table-cell table:style-name="Tabela2.B2" office:value-type="string">
            <text:p text:style-name="P43"/>
          </table:table-cell>
          <table:table-cell table:style-name="Tabela2.B2" office:value-type="string">
            <text:p text:style-name="P43"/>
          </table:table-cell>
          <table:table-cell table:style-name="Tabela2.H3" office:value-type="string">
            <text:p text:style-name="P134">Czekanie aż producent odpowie ofertą</text:p>
          </table:table-cell>
        </table:table-row>
        <table:table-row>
          <table:table-cell table:style-name="Tabela2.B2" office:value-type="string">
            <text:p text:style-name="P135">getClientReputation</text:p>
          </table:table-cell>
          <table:covered-table-cell/>
          <table:covered-table-cell/>
          <table:table-cell table:style-name="Tabela2.B2" office:value-type="string">
            <text:p text:style-name="P58"/>
          </table:table-cell>
          <table:table-cell table:style-name="Tabela2.B2" office:value-type="string">
            <text:p text:style-name="P77"/>
          </table:table-cell>
          <table:table-cell table:style-name="Tabela2.B2" office:value-type="string">
            <text:p text:style-name="P122">getClientReputation</text:p>
          </table:table-cell>
          <table:table-cell table:style-name="Tabela2.B2" office:value-type="string">
            <text:p text:style-name="P61"/>
          </table:table-cell>
          <table:table-cell table:style-name="Tabela2.H3" office:value-type="string">
            <text:p text:style-name="P135">Pobranie od rejestru usług reputacji klienta</text:p>
          </table:table-cell>
        </table:table-row>
        <table:table-row>
          <table:table-cell table:style-name="Tabela2.B2" office:value-type="string">
            <text:p text:style-name="P46"/>
          </table:table-cell>
          <table:covered-table-cell/>
          <table:covered-table-cell/>
          <table:table-cell table:style-name="Tabela2.B2" office:value-type="string">
            <text:p text:style-name="P58"/>
          </table:table-cell>
          <table:table-cell table:style-name="Tabela2.B2" office:value-type="string">
            <text:p text:style-name="P77"/>
          </table:table-cell>
          <table:table-cell table:style-name="Tabela2.B2" office:value-type="string">
            <text:p text:style-name="P43"/>
          </table:table-cell>
          <table:table-cell table:style-name="Tabela2.B2" office:value-type="string">
            <text:p text:style-name="P121">prepareOffer</text:p>
          </table:table-cell>
          <table:table-cell table:style-name="Tabela2.H3" office:value-type="string">
            <text:p text:style-name="P134">Stan: ofertę trzeba wypełnić ręcznie przez JMX</text:p>
          </table:table-cell>
        </table:table-row>
        <table:table-row>
          <table:table-cell table:style-name="Tabela2.B2" office:value-type="string">
            <text:p text:style-name="P46"/>
          </table:table-cell>
          <table:covered-table-cell/>
          <table:covered-table-cell/>
          <table:table-cell table:style-name="Tabela2.B2" office:value-type="string">
            <text:p text:style-name="P58"/>
          </table:table-cell>
          <table:table-cell table:style-name="Tabela2.B2" office:value-type="string">
            <text:p text:style-name="P77"/>
          </table:table-cell>
          <table:table-cell table:style-name="Tabela2.B2" office:value-type="string">
            <text:p text:style-name="P43"/>
          </table:table-cell>
          <table:table-cell table:style-name="Tabela2.B2" office:value-type="string">
            <text:p text:style-name="P61"><text:span text:style-name="T28">sendOffer</text:span><text:span text:style-name="T27">/</text:span><text:span text:style-name="T30">sendRefusal</text:span></text:p>
          </table:table-cell>
          <table:table-cell table:style-name="Tabela2.H3" office:value-type="string">
            <text:p text:style-name="P134">Zlecenie wysłania oferty/zlecenie wysłania odmowy wykonania usługi</text:p>
          </table:table-cell>
        </table:table-row>
        <table:table-row>
          <table:table-cell table:style-name="Tabela2.B2" office:value-type="string">
            <text:p text:style-name="P46"/>
          </table:table-cell>
          <table:covered-table-cell/>
          <table:table-cell table:style-name="Tabela2.B2" office:value-type="string">
            <text:p text:style-name="P110">offer received</text:p>
          </table:table-cell>
          <table:table-cell table:style-name="Tabela2.B2" office:value-type="string">
            <text:p text:style-name="P70"><text:span text:style-name="T28">receiveOffer</text:span><text:span text:style-name="T27">/</text:span><text:span text:style-name="T30">receiveRefusal</text:span></text:p>
          </table:table-cell>
          <table:table-cell table:style-name="Tabela2.B2" office:value-type="string">
            <text:p text:style-name="P77"/>
          </table:table-cell>
          <table:table-cell table:style-name="Tabela2.B2" office:value-type="string">
            <text:p text:style-name="P61"><text:span text:style-name="T28">sendOffer</text:span><text:span text:style-name="T27">/</text:span><text:span text:style-name="T30">sendRefusal</text:span></text:p>
          </table:table-cell>
          <table:table-cell table:style-name="Tabela2.B2" office:value-type="string">
            <text:p text:style-name="P61"/>
          </table:table-cell>
          <table:table-cell table:style-name="Tabela2.H3" office:value-type="string">
            <text:p text:style-name="P134">Wysłanie jw. i odebranie tego przez agenta klienta</text:p>
          </table:table-cell>
        </table:table-row>
        <table:table-row>
          <table:table-cell table:style-name="Tabela2.B2" office:value-type="string">
            <text:p text:style-name="P46"/>
          </table:table-cell>
          <table:covered-table-cell/>
          <table:table-cell table:style-name="Tabela2.B2" table:number-rows-spanned="2" office:value-type="string">
            <text:p text:style-name="P110">preparing countoffer</text:p>
          </table:table-cell>
          <table:table-cell table:style-name="Tabela2.B2" office:value-type="string">
            <text:p text:style-name="P70"/>
          </table:table-cell>
          <table:table-cell table:style-name="Tabela2.B2" office:value-type="string">
            <text:p text:style-name="P77"/>
          </table:table-cell>
          <table:table-cell table:style-name="Tabela2.B2" office:value-type="string">
            <text:p text:style-name="P61"/>
          </table:table-cell>
          <table:table-cell table:style-name="Tabela2.B2" office:value-type="string">
            <text:p text:style-name="P61"/>
          </table:table-cell>
          <table:table-cell table:style-name="Tabela2.H3" office:value-type="string">
            <text:p text:style-name="P136">Stan: klient otrzymał ofertę i przez JMX ma zdecydować co z nią zrobić</text:p>
          </table:table-cell>
        </table:table-row>
        <table:table-row>
          <table:table-cell table:style-name="Tabela2.B2" office:value-type="string">
            <text:p text:style-name="P46"/>
          </table:table-cell>
          <table:covered-table-cell/>
          <table:covered-table-cell/>
          <table:table-cell table:style-name="Tabela2.B2" office:value-type="string">
            <text:p text:style-name="P70"/>
          </table:table-cell>
          <table:table-cell table:style-name="Tabela2.B2" office:value-type="string">
            <text:p text:style-name="P121">prepareCounteroffer</text:p>
          </table:table-cell>
          <table:table-cell table:style-name="Tabela2.B2" office:value-type="string">
            <text:p text:style-name="P61"/>
          </table:table-cell>
          <table:table-cell table:style-name="Tabela2.B2" office:value-type="string">
            <text:p text:style-name="P61"/>
          </table:table-cell>
          <table:table-cell table:style-name="Tabela2.H3" office:value-type="string">
            <text:p text:style-name="P136">W tym przypadku przez JMX jest wprowadzana kontroferta</text:p>
          </table:table-cell>
        </table:table-row>
        <table:table-row>
          <table:table-cell table:style-name="Tabela2.B2" office:value-type="string">
            <text:p text:style-name="P46"/>
          </table:table-cell>
          <table:covered-table-cell/>
          <table:table-cell table:style-name="Tabela2.B2" table:number-rows-spanned="3" office:value-type="string">
            <text:p text:style-name="P110">counteroffer ready</text:p>
          </table:table-cell>
          <table:table-cell table:style-name="Tabela2.B2" office:value-type="string">
            <text:p text:style-name="P70"/>
          </table:table-cell>
          <table:table-cell table:style-name="Tabela2.B2" office:value-type="string">
            <text:p text:style-name="P121"/>
          </table:table-cell>
          <table:table-cell table:style-name="Tabela2.B2" office:value-type="string">
            <text:p text:style-name="P61"/>
          </table:table-cell>
          <table:table-cell table:style-name="Tabela2.B2" office:value-type="string">
            <text:p text:style-name="P61"/>
          </table:table-cell>
          <table:table-cell table:style-name="Tabela2.H3" office:value-type="string">
            <text:p text:style-name="P136">Stan: kontroferta gotowa do wysłania</text:p>
          </table:table-cell>
        </table:table-row>
        <table:table-row>
          <table:table-cell table:style-name="Tabela2.B2" office:value-type="string">
            <text:p text:style-name="P46"/>
          </table:table-cell>
          <table:covered-table-cell/>
          <table:covered-table-cell/>
          <table:table-cell table:style-name="Tabela2.B2" office:value-type="string">
            <text:p text:style-name="P70"/>
          </table:table-cell>
          <table:table-cell table:style-name="Tabela2.B2" office:value-type="string">
            <text:p text:style-name="P121">sendCounteroffer</text:p>
          </table:table-cell>
          <table:table-cell table:style-name="Tabela2.B2" office:value-type="string">
            <text:p text:style-name="P61"/>
          </table:table-cell>
          <table:table-cell table:style-name="Tabela2.B2" office:value-type="string">
            <text:p text:style-name="P61"/>
          </table:table-cell>
          <table:table-cell table:style-name="Tabela2.H3" office:value-type="string">
            <text:p text:style-name="P136">Zlecenie przez JMX wysłania kontroferty</text:p>
          </table:table-cell>
        </table:table-row>
        <table:table-row>
          <table:table-cell table:style-name="Tabela2.B2" office:value-type="string">
            <text:p text:style-name="P46"/>
          </table:table-cell>
          <table:covered-table-cell/>
          <table:covered-table-cell/>
          <table:table-cell table:style-name="Tabela2.B2" office:value-type="string">
            <text:p text:style-name="P121">sendCounteroffer</text:p>
          </table:table-cell>
          <table:table-cell table:style-name="Tabela2.B2" office:value-type="string">
            <text:p text:style-name="P61"/>
          </table:table-cell>
          <table:table-cell table:style-name="Tabela2.B2" office:value-type="string">
            <text:p text:style-name="P110">receiveCounteroffer</text:p>
          </table:table-cell>
          <table:table-cell table:style-name="Tabela2.B2" office:value-type="string">
            <text:p text:style-name="P61"/>
          </table:table-cell>
          <table:table-cell table:style-name="Tabela2.H3" office:value-type="string">
            <text:p text:style-name="P136">Wysłanie kontroferty i odebranie jej przez agenta producenta</text:p>
          </table:table-cell>
        </table:table-row>
        <table:table-row>
          <table:table-cell table:style-name="Tabela2.B2" office:value-type="string">
            <text:p text:style-name="P46"/>
          </table:table-cell>
          <table:covered-table-cell/>
          <table:table-cell table:style-name="Tabela2.B2" table:number-rows-spanned="3" office:value-type="string">
            <text:p text:style-name="P110">waiting for offer</text:p>
          </table:table-cell>
          <table:table-cell table:style-name="Tabela2.B2" office:value-type="string">
            <text:p text:style-name="P121"/>
          </table:table-cell>
          <table:table-cell table:style-name="Tabela2.B2" office:value-type="string">
            <text:p text:style-name="P61"/>
          </table:table-cell>
          <table:table-cell table:style-name="Tabela2.B2" office:value-type="string">
            <text:p text:style-name="P110"/>
          </table:table-cell>
          <table:table-cell table:style-name="Tabela2.B2" office:value-type="string">
            <text:p text:style-name="P61"/>
          </table:table-cell>
          <table:table-cell table:style-name="Tabela2.H3" office:value-type="string">
            <text:p text:style-name="P136">Oczekiwanie na nową ofertę od producenta</text:p>
          </table:table-cell>
        </table:table-row>
        <table:table-row>
          <table:table-cell table:style-name="Tabela2.B2" office:value-type="string">
            <text:p text:style-name="P46"/>
          </table:table-cell>
          <table:covered-table-cell/>
          <table:covered-table-cell/>
          <table:table-cell table:style-name="Tabela2.B2" office:value-type="string">
            <text:p text:style-name="P58"/>
          </table:table-cell>
          <table:table-cell table:style-name="Tabela2.B2" office:value-type="string">
            <text:p text:style-name="P61"/>
          </table:table-cell>
          <table:table-cell table:style-name="Tabela2.B2" office:value-type="string">
            <text:p text:style-name="P77"/>
          </table:table-cell>
          <table:table-cell table:style-name="Tabela2.B2" office:value-type="string">
            <text:p text:style-name="P121">prepareOffer</text:p>
          </table:table-cell>
          <table:table-cell table:style-name="Tabela2.H3" office:value-type="string">
            <text:p text:style-name="P134">Stan: ofertę trzeba wypełnić ręcznie przez JMX</text:p>
          </table:table-cell>
        </table:table-row>
        <table:table-row>
          <table:table-cell table:style-name="Tabela2.B2" office:value-type="string">
            <text:p text:style-name="P46"/>
          </table:table-cell>
          <table:covered-table-cell/>
          <table:covered-table-cell/>
          <table:table-cell table:style-name="Tabela2.B2" office:value-type="string">
            <text:p text:style-name="P58"/>
          </table:table-cell>
          <table:table-cell table:style-name="Tabela2.B2" office:value-type="string">
            <text:p text:style-name="P61"/>
          </table:table-cell>
          <table:table-cell table:style-name="Tabela2.B2" office:value-type="string">
            <text:p text:style-name="P77"/>
          </table:table-cell>
          <table:table-cell table:style-name="Tabela2.B2" office:value-type="string">
            <text:p text:style-name="P121">sendOffer</text:p>
          </table:table-cell>
          <table:table-cell table:style-name="Tabela2.H3" office:value-type="string">
            <text:p text:style-name="P134">Zlecenie wysłania oferty/zlecenie wysłania odmowy wykonania usługi</text:p>
          </table:table-cell>
        </table:table-row>
        <table:table-row>
          <table:table-cell table:style-name="Tabela2.B2" office:value-type="string">
            <text:p text:style-name="P46"/>
          </table:table-cell>
          <table:covered-table-cell/>
          <table:table-cell table:style-name="Tabela2.B2" office:value-type="string">
            <text:p text:style-name="P110">offer received</text:p>
          </table:table-cell>
          <table:table-cell table:style-name="Tabela2.B2" office:value-type="string">
            <text:p text:style-name="P110">receiveOffer</text:p>
          </table:table-cell>
          <table:table-cell table:style-name="Tabela2.B2" office:value-type="string">
            <text:p text:style-name="P61"/>
          </table:table-cell>
          <table:table-cell table:style-name="Tabela2.B2" office:value-type="string">
            <text:p text:style-name="P121">sendOffer</text:p>
          </table:table-cell>
          <table:table-cell table:style-name="Tabela2.B2" office:value-type="string">
            <text:p text:style-name="P61"/>
          </table:table-cell>
          <table:table-cell table:style-name="Tabela2.H3" office:value-type="string">
            <text:p text:style-name="P136">Wysłanie oferty i odebranie jej przez klienta</text:p>
          </table:table-cell>
        </table:table-row>
        <table:table-row>
          <table:table-cell table:style-name="Tabela2.B2" office:value-type="string">
            <text:p text:style-name="P46"/>
          </table:table-cell>
          <table:covered-table-cell/>
          <table:table-cell table:style-name="Tabela2.B2" table:number-rows-spanned="2" office:value-type="string">
            <text:p text:style-name="P110">preparing countoffer</text:p>
          </table:table-cell>
          <table:table-cell table:style-name="Tabela2.B2" office:value-type="string">
            <text:p text:style-name="P70"/>
          </table:table-cell>
          <table:table-cell table:style-name="Tabela2.B2" office:value-type="string">
            <text:p text:style-name="P121"/>
          </table:table-cell>
          <table:table-cell table:style-name="Tabela2.B2" office:value-type="string">
            <text:p text:style-name="P61"/>
          </table:table-cell>
          <table:table-cell table:style-name="Tabela2.B2" office:value-type="string">
            <text:p text:style-name="P61"/>
          </table:table-cell>
          <table:table-cell table:style-name="Tabela2.H3" office:value-type="string">
            <text:p text:style-name="P136">Stan: klient otrzymał ofertę i przez JMX ma zdecydować co z nią zrobić</text:p>
          </table:table-cell>
        </table:table-row>
        <table:table-row>
          <table:table-cell table:style-name="Tabela2.B2" office:value-type="string">
            <text:p text:style-name="P46"/>
          </table:table-cell>
          <table:covered-table-cell/>
          <table:covered-table-cell/>
          <table:table-cell table:style-name="Tabela2.B2" office:value-type="string">
            <text:p text:style-name="P70"/>
          </table:table-cell>
          <table:table-cell table:style-name="Tabela2.B2" office:value-type="string">
            <text:p text:style-name="P61"><text:span text:style-name="T28">singOffer</text:span><text:span text:style-name="T27">/</text:span><text:span text:style-name="T31">n</text:span><text:span text:style-name="T27">egotiation</text:span><text:span text:style-name="T31">Break</text:span></text:p>
          </table:table-cell>
          <table:table-cell table:style-name="Tabela2.B2" office:value-type="string">
            <text:p text:style-name="P61"/>
          </table:table-cell>
          <table:table-cell table:style-name="Tabela2.B2" office:value-type="string">
            <text:p text:style-name="P61"/>
          </table:table-cell>
          <table:table-cell table:style-name="Tabela2.H3" office:value-type="string">
            <text:p text:style-name="P136">Tym razem przez JMX zlecono podpisanie kontraktu/rezygnację z dalszych negocjacji</text:p>
          </table:table-cell>
        </table:table-row>
        <table:table-row>
          <table:table-cell table:style-name="Tabela2.B2" office:value-type="string">
            <text:p text:style-name="P46"/>
          </table:table-cell>
          <table:covered-table-cell/>
          <table:table-cell table:style-name="Tabela2.B2" table:number-rows-spanned="2" office:value-type="string">
            <text:p text:style-name="P110">siging offer</text:p>
          </table:table-cell>
          <table:table-cell table:style-name="Tabela2.B2" office:value-type="string">
            <text:p text:style-name="P58"><text:span text:style-name="T28">signOffer</text:span><text:span text:style-name="T27">/</text:span><text:span text:style-name="T31">n</text:span><text:span text:style-name="T27">egotiation</text:span><text:span text:style-name="T31">Break</text:span></text:p>
          </table:table-cell>
          <table:table-cell table:style-name="Tabela2.B2" office:value-type="string">
            <text:p text:style-name="P61"/>
          </table:table-cell>
          <table:table-cell table:style-name="Tabela2.B2" office:value-type="string">
            <text:p text:style-name="P77"><text:span text:style-name="T28">receiveSignOffer</text:span><text:span text:style-name="T27">/receiveBreakNegotiation</text:span></text:p>
          </table:table-cell>
          <table:table-cell table:style-name="Tabela2.B2" office:value-type="string">
            <text:p text:style-name="P61"/>
          </table:table-cell>
          <table:table-cell table:style-name="Tabela2.H3" office:value-type="string">
            <text:p text:style-name="P136">Wysłanie zlecenia jw. i odebranie go przez producenta</text:p>
          </table:table-cell>
        </table:table-row>
        <table:table-row>
          <table:table-cell table:style-name="Tabela2.B2" office:value-type="string">
            <text:p text:style-name="P46"/>
          </table:table-cell>
          <table:covered-table-cell/>
          <table:covered-table-cell/>
          <table:table-cell table:style-name="Tabela2.B2" office:value-type="string">
            <text:p text:style-name="P58"/>
          </table:table-cell>
          <table:table-cell table:style-name="Tabela2.B2" office:value-type="string">
            <text:p text:style-name="P61"/>
          </table:table-cell>
          <table:table-cell table:style-name="Tabela2.B2" office:value-type="string">
            <text:p text:style-name="P77"/>
          </table:table-cell>
          <table:table-cell table:style-name="Tabela2.B2" office:value-type="string">
            <text:p text:style-name="P61"><text:span text:style-name="T28">singOffer</text:span><text:span text:style-name="T27">/rejectOffer</text:span></text:p>
          </table:table-cell>
          <table:table-cell table:style-name="Tabela2.H3" office:value-type="string">
            <text:p text:style-name="P136">Decyzja przez JMX czy producent ma zdecydować się podpisać czy zrezygnować</text:p>
          </table:table-cell>
        </table:table-row>
        <table:table-row>
          <table:table-cell table:style-name="Tabela2.B2" office:value-type="string">
            <text:p text:style-name="P46"/>
          </table:table-cell>
          <table:table-cell table:style-name="Tabela2.B2" table:number-rows-spanned="45" office:value-type="string">
            <text:p text:style-name="P111">Waiting</text:p>
          </table:table-cell>
          <table:table-cell table:style-name="Tabela2.B2" office:value-type="string">
            <text:p text:style-name="P111">signed</text:p>
          </table:table-cell>
          <table:table-cell table:style-name="Tabela2.B2" office:value-type="string">
            <text:p text:style-name="P71"><text:span text:style-name="T29">receiveSignedOffer/</text:span><text:span text:style-name="T35">receiveRejectOffer</text:span></text:p>
          </table:table-cell>
          <table:table-cell table:style-name="Tabela2.B2" office:value-type="string">
            <text:p text:style-name="P61"/>
          </table:table-cell>
          <table:table-cell table:style-name="Tabela2.B2" office:value-type="string">
            <text:p text:style-name="P62"><text:span text:style-name="T29">sendSignedOffer/</text:span><text:span text:style-name="T35">sendRejectOffer</text:span></text:p>
          </table:table-cell>
          <table:table-cell table:style-name="Tabela2.B2" office:value-type="string">
            <text:p text:style-name="P61"/>
          </table:table-cell>
          <table:table-cell table:style-name="Tabela2.H3" office:value-type="string">
            <text:p text:style-name="P50"><text:span text:style-name="T35">Wysłanie jw. i odebranie przez agenta. </text:span><text:span text:style-name="T37">Jeżeli odmówiono podpisania kontraktu mimo </text:span></text:p>
          </table:table-cell>
        </table:table-row>
        <table:table-row>
          <table:table-cell table:style-name="Tabela2.B2" office:value-type="string">
            <text:p text:style-name="P46"/>
          </table:table-cell>
          <table:covered-table-cell/>
          <table:table-cell table:style-name="Tabela2.B2" table:number-rows-spanned="6" office:value-type="string">
            <text:p text:style-name="P113">normal</text:p>
          </table:table-cell>
          <table:table-cell table:style-name="Tabela2.B2" office:value-type="string">
            <text:p text:style-name="P71"/>
          </table:table-cell>
          <table:table-cell table:style-name="Tabela2.B2" office:value-type="string">
            <text:p text:style-name="P123">storeGood</text:p>
          </table:table-cell>
          <table:table-cell table:style-name="Tabela2.B2" office:value-type="string">
            <text:p text:style-name="P62"/>
          </table:table-cell>
          <table:table-cell table:style-name="Tabela2.B2" office:value-type="string">
            <text:p text:style-name="P61"/>
          </table:table-cell>
          <table:table-cell table:style-name="Tabela2.H3" office:value-type="string">
            <text:p text:style-name="P137">Przekazanie agentowi dobra przez konsole JMX</text:p>
          </table:table-cell>
        </table:table-row>
        <table:table-row>
          <table:table-cell table:style-name="Tabela2.B2" office:value-type="string">
            <text:p text:style-name="P46"/>
          </table:table-cell>
          <table:covered-table-cell/>
          <table:covered-table-cell/>
          <table:table-cell table:style-name="Tabela2.B2" office:value-type="string">
            <text:p text:style-name="P114">storeGood</text:p>
          </table:table-cell>
          <table:table-cell table:style-name="Tabela2.B2" office:value-type="string">
            <text:p text:style-name="P63"/>
          </table:table-cell>
          <table:table-cell table:style-name="Tabela2.B2" office:value-type="string">
            <text:p text:style-name="P62"/>
          </table:table-cell>
          <table:table-cell table:style-name="Tabela2.B2" office:value-type="string">
            <text:p text:style-name="P61"/>
          </table:table-cell>
          <table:table-cell table:style-name="Tabela2.H3" office:value-type="string">
            <text:p text:style-name="P137">Przekazanie agentowi dobra można dokonać w każdym momencie kontraktu</text:p>
          </table:table-cell>
        </table:table-row>
        <table:table-row>
          <table:table-cell table:style-name="Tabela2.B2" office:value-type="string">
            <text:p text:style-name="P46"/>
          </table:table-cell>
          <table:covered-table-cell/>
          <table:covered-table-cell/>
          <table:table-cell table:style-name="Tabela2.B2" office:value-type="string">
            <text:p text:style-name="P72"/>
          </table:table-cell>
          <table:table-cell table:style-name="Tabela2.B2" office:value-type="string">
            <text:p text:style-name="P124">transferGood</text:p>
          </table:table-cell>
          <table:table-cell table:style-name="Tabela2.B2" office:value-type="string">
            <text:p text:style-name="P62"/>
          </table:table-cell>
          <table:table-cell table:style-name="Tabela2.B2" office:value-type="string">
            <text:p text:style-name="P61"/>
          </table:table-cell>
          <table:table-cell table:style-name="Tabela2.H3" office:value-type="string">
            <text:p text:style-name="P136">Zlecenie przekazania dobra innemu agentowi</text:p>
          </table:table-cell>
        </table:table-row>
        <table:table-row>
          <table:table-cell table:style-name="Tabela2.B2" office:value-type="string">
            <text:p text:style-name="P46"/>
          </table:table-cell>
          <table:covered-table-cell/>
          <table:covered-table-cell/>
          <table:table-cell table:style-name="Tabela2.B2" office:value-type="string">
            <text:p text:style-name="P124">transferGood</text:p>
          </table:table-cell>
          <table:table-cell table:style-name="Tabela2.B2" office:value-type="string">
            <text:p text:style-name="P64"/>
          </table:table-cell>
          <table:table-cell table:style-name="Tabela2.B2" office:value-type="string">
            <text:p text:style-name="P115">storeGood</text:p>
          </table:table-cell>
          <table:table-cell table:style-name="Tabela2.B2" office:value-type="string">
            <text:p text:style-name="P61"/>
          </table:table-cell>
          <table:table-cell table:style-name="Tabela2.H3" office:value-type="string">
            <text:p text:style-name="P136">Przekazanie dobra innemu agentowi (zmiana właściciela)</text:p>
          </table:table-cell>
        </table:table-row>
        <table:table-row>
          <table:table-cell table:style-name="Tabela2.B2" office:value-type="string">
            <text:p text:style-name="P46"/>
          </table:table-cell>
          <table:covered-table-cell/>
          <table:covered-table-cell/>
          <table:table-cell table:style-name="Tabela2.B2" office:value-type="string">
            <text:p text:style-name="P117">receiveStoreGoodACK</text:p>
          </table:table-cell>
          <table:table-cell table:style-name="Tabela2.B2" office:value-type="string">
            <text:p text:style-name="P63"/>
          </table:table-cell>
          <table:table-cell table:style-name="Tabela2.B2" office:value-type="string">
            <text:p text:style-name="P127">storeGoodACK</text:p>
          </table:table-cell>
          <table:table-cell table:style-name="Tabela2.B2" office:value-type="string">
            <text:p text:style-name="P61"/>
          </table:table-cell>
          <table:table-cell table:style-name="Tabela2.H3" office:value-type="string">
            <text:p text:style-name="P138">Przesłanie potwierdzenia odebrania zasobu i że jest on <text:s text:c="2"/>zgodny z oczekiwaniami</text:p>
          </table:table-cell>
        </table:table-row>
        <table:table-row>
          <table:table-cell table:style-name="Tabela2.B2" office:value-type="string">
            <text:p text:style-name="P46"/>
          </table:table-cell>
          <table:covered-table-cell/>
          <table:covered-table-cell/>
          <table:table-cell table:style-name="Tabela2.B2" office:value-type="string">
            <text:p text:style-name="P73"/>
          </table:table-cell>
          <table:table-cell table:style-name="Tabela2.B2" office:value-type="string">
            <text:p text:style-name="P124">sendRenegotiation</text:p>
          </table:table-cell>
          <table:table-cell table:style-name="Tabela2.B2" office:value-type="string">
            <text:p text:style-name="P78"/>
          </table:table-cell>
          <table:table-cell table:style-name="Tabela2.B2" office:value-type="string">
            <text:p text:style-name="P61"/>
          </table:table-cell>
          <table:table-cell table:style-name="Tabela2.H3" office:value-type="string">
            <text:p text:style-name="P139">Zlecenie przez JMX przeprowadzenie renegocjacji z inicjatywy klienta</text:p>
          </table:table-cell>
        </table:table-row>
        <table:table-row>
          <table:table-cell table:style-name="Tabela2.B2" office:value-type="string">
            <text:p text:style-name="P46"/>
          </table:table-cell>
          <table:covered-table-cell/>
          <table:table-cell table:style-name="Tabela2.B2" office:value-type="string">
            <text:p text:style-name="P74"><text:span text:style-name="T32">init </text:span><text:span text:style-name="T32">renegotiation</text:span></text:p>
          </table:table-cell>
          <table:table-cell table:style-name="Tabela2.B2" office:value-type="string">
            <text:p text:style-name="P59"><text:span text:style-name="T31">sendRenegotiatio</text:span><text:span text:style-name="T31">n</text:span></text:p>
          </table:table-cell>
          <table:table-cell table:style-name="Tabela2.B2" office:value-type="string">
            <text:p text:style-name="P64"/>
          </table:table-cell>
          <table:table-cell table:style-name="Tabela2.B2" office:value-type="string">
            <text:p text:style-name="P79"><text:span text:style-name="T32">receiveRenegotiatio</text:span><text:span text:style-name="T32">n</text:span></text:p>
          </table:table-cell>
          <table:table-cell table:style-name="Tabela2.B2" office:value-type="string">
            <text:p text:style-name="P61"/>
          </table:table-cell>
          <table:table-cell table:style-name="Tabela2.H3" office:value-type="string">
            <text:p text:style-name="P51"><text:span text:style-name="T36">Wysłanie do producenta </text:span><text:span text:style-name="T36">kontroferty inicjującej renegocjacje</text:span></text:p>
          </table:table-cell>
        </table:table-row>
        <table:table-row>
          <table:table-cell table:style-name="Tabela2.B2" office:value-type="string">
            <text:p text:style-name="P46"/>
          </table:table-cell>
          <table:covered-table-cell/>
          <table:table-cell table:style-name="Tabela2.B2" table:number-rows-spanned="3" office:value-type="string">
            <text:p text:style-name="P113">waiting for offer</text:p>
          </table:table-cell>
          <table:table-cell table:style-name="Tabela2.B2" office:value-type="string">
            <text:p text:style-name="P59"/>
          </table:table-cell>
          <table:table-cell table:style-name="Tabela2.B2" office:value-type="string">
            <text:p text:style-name="P64"/>
          </table:table-cell>
          <table:table-cell table:style-name="Tabela2.B2" office:value-type="string">
            <text:p text:style-name="P78"/>
          </table:table-cell>
          <table:table-cell table:style-name="Tabela2.B2" office:value-type="string">
            <text:p text:style-name="P61"/>
          </table:table-cell>
          <table:table-cell table:style-name="Tabela2.H3" table:number-rows-spanned="18" office:value-type="string">
            <text:p text:style-name="P139">Oczekiwanie na ofertę i przeprowadzenie akcji negocjacji wg takich samych zasad jak podczas negocjacji.</text:p>
            <text:p text:style-name="P139"/>
            <text:p text:style-name="P140">Równolegle przeprowadza się negocjacje nowego kontraktu z innymi producentami ale to już jest osobny kontrakt (nie ten).</text:p>
            <text:p text:style-name="P140"/>
            <text:p text:style-name="P135">Przerwanie negocjacji skutkuje wystawieniem negatywnego komentarza klientowi.</text:p>
            <text:p text:style-name="P135"/>
            <text:p text:style-name="P135">Zakończenie negocjacji renegocjacji pozytywnie może ale nie musi skutkować wystawieniem słabszego komentarza pozytywnego (zależy od kożystności nowego kontraktu).</text:p>
          </table:table-cell>
        </table:table-row>
        <table:table-row>
          <table:table-cell table:style-name="Tabela2.B2" office:value-type="string">
            <text:p text:style-name="P46"/>
          </table:table-cell>
          <table:covered-table-cell/>
          <table:covered-table-cell/>
          <table:table-cell table:style-name="Tabela2.B2" office:value-type="string">
            <text:p text:style-name="P59"/>
          </table:table-cell>
          <table:table-cell table:style-name="Tabela2.B2" office:value-type="string">
            <text:p text:style-name="P64"/>
          </table:table-cell>
          <table:table-cell table:style-name="Tabela2.B2" office:value-type="string">
            <text:p text:style-name="P78"/>
          </table:table-cell>
          <table:table-cell table:style-name="Tabela2.B2" office:value-type="string">
            <text:p text:style-name="P128">prepareOffer</text:p>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59"/>
          </table:table-cell>
          <table:table-cell table:style-name="Tabela2.B2" office:value-type="string">
            <text:p text:style-name="P64"/>
          </table:table-cell>
          <table:table-cell table:style-name="Tabela2.B2" office:value-type="string">
            <text:p text:style-name="P78"/>
          </table:table-cell>
          <table:table-cell table:style-name="Tabela2.B2" office:value-type="string">
            <text:p text:style-name="P128">sendOffer</text:p>
          </table:table-cell>
          <table:covered-table-cell/>
        </table:table-row>
        <table:table-row>
          <table:table-cell table:style-name="Tabela2.B2" office:value-type="string">
            <text:p text:style-name="P46"/>
          </table:table-cell>
          <table:covered-table-cell/>
          <table:table-cell table:style-name="Tabela2.B2" office:value-type="string">
            <text:p text:style-name="P110">offer received</text:p>
          </table:table-cell>
          <table:table-cell table:style-name="Tabela2.B2" office:value-type="string">
            <text:p text:style-name="P110">receiveOffer</text:p>
          </table:table-cell>
          <table:table-cell table:style-name="Tabela2.B2" office:value-type="string">
            <text:p text:style-name="P61"/>
          </table:table-cell>
          <table:table-cell table:style-name="Tabela2.B2" office:value-type="string">
            <text:p text:style-name="P121">sendOffer</text:p>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table-cell table:style-name="Tabela2.B2" table:number-rows-spanned="2" office:value-type="string">
            <text:p text:style-name="P110">preparing countoffer</text:p>
          </table:table-cell>
          <table:table-cell table:style-name="Tabela2.B2" office:value-type="string">
            <text:p text:style-name="P70"/>
          </table:table-cell>
          <table:table-cell table:style-name="Tabela2.B2" office:value-type="string">
            <text:p text:style-name="P77"/>
          </table:table-cell>
          <table:table-cell table:style-name="Tabela2.B2" office:value-type="string">
            <text:p text:style-name="P61"/>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70"/>
          </table:table-cell>
          <table:table-cell table:style-name="Tabela2.B2" office:value-type="string">
            <text:p text:style-name="P121">prepareCounteroffer</text:p>
          </table:table-cell>
          <table:table-cell table:style-name="Tabela2.B2" office:value-type="string">
            <text:p text:style-name="P61"/>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table-cell table:style-name="Tabela2.B2" table:number-rows-spanned="3" office:value-type="string">
            <text:p text:style-name="P110">counteroffer ready</text:p>
          </table:table-cell>
          <table:table-cell table:style-name="Tabela2.B2" office:value-type="string">
            <text:p text:style-name="P70"/>
          </table:table-cell>
          <table:table-cell table:style-name="Tabela2.B2" office:value-type="string">
            <text:p text:style-name="P121"/>
          </table:table-cell>
          <table:table-cell table:style-name="Tabela2.B2" office:value-type="string">
            <text:p text:style-name="P61"/>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70"/>
          </table:table-cell>
          <table:table-cell table:style-name="Tabela2.B2" office:value-type="string">
            <text:p text:style-name="P121">sendCounteroffer</text:p>
          </table:table-cell>
          <table:table-cell table:style-name="Tabela2.B2" office:value-type="string">
            <text:p text:style-name="P61"/>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121">sendCounteroffer</text:p>
          </table:table-cell>
          <table:table-cell table:style-name="Tabela2.B2" office:value-type="string">
            <text:p text:style-name="P61"/>
          </table:table-cell>
          <table:table-cell table:style-name="Tabela2.B2" office:value-type="string">
            <text:p text:style-name="P110">receiveCounteroffer</text:p>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table-cell table:style-name="Tabela2.B2" table:number-rows-spanned="3" office:value-type="string">
            <text:p text:style-name="P110">waiting for offer</text:p>
          </table:table-cell>
          <table:table-cell table:style-name="Tabela2.B2" office:value-type="string">
            <text:p text:style-name="P121"/>
          </table:table-cell>
          <table:table-cell table:style-name="Tabela2.B2" office:value-type="string">
            <text:p text:style-name="P61"/>
          </table:table-cell>
          <table:table-cell table:style-name="Tabela2.B2" office:value-type="string">
            <text:p text:style-name="P110"/>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58"/>
          </table:table-cell>
          <table:table-cell table:style-name="Tabela2.B2" office:value-type="string">
            <text:p text:style-name="P61"/>
          </table:table-cell>
          <table:table-cell table:style-name="Tabela2.B2" office:value-type="string">
            <text:p text:style-name="P77"/>
          </table:table-cell>
          <table:table-cell table:style-name="Tabela2.B2" office:value-type="string">
            <text:p text:style-name="P121">prepareOffer</text:p>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58"/>
          </table:table-cell>
          <table:table-cell table:style-name="Tabela2.B2" office:value-type="string">
            <text:p text:style-name="P61"/>
          </table:table-cell>
          <table:table-cell table:style-name="Tabela2.B2" office:value-type="string">
            <text:p text:style-name="P77"/>
          </table:table-cell>
          <table:table-cell table:style-name="Tabela2.B2" office:value-type="string">
            <text:p text:style-name="P121">sendOffer</text:p>
          </table:table-cell>
          <table:covered-table-cell/>
        </table:table-row>
        <table:table-row>
          <table:table-cell table:style-name="Tabela2.B2" office:value-type="string">
            <text:p text:style-name="P46"/>
          </table:table-cell>
          <table:covered-table-cell/>
          <table:table-cell table:style-name="Tabela2.B2" office:value-type="string">
            <text:p text:style-name="P110">offer received</text:p>
          </table:table-cell>
          <table:table-cell table:style-name="Tabela2.B2" office:value-type="string">
            <text:p text:style-name="P110">receiveOffer</text:p>
          </table:table-cell>
          <table:table-cell table:style-name="Tabela2.B2" office:value-type="string">
            <text:p text:style-name="P61"/>
          </table:table-cell>
          <table:table-cell table:style-name="Tabela2.B2" office:value-type="string">
            <text:p text:style-name="P121">sendOffer</text:p>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table-cell table:style-name="Tabela2.B2" table:number-rows-spanned="2" office:value-type="string">
            <text:p text:style-name="P110">preparing countoffer</text:p>
          </table:table-cell>
          <table:table-cell table:style-name="Tabela2.B2" office:value-type="string">
            <text:p text:style-name="P70"/>
          </table:table-cell>
          <table:table-cell table:style-name="Tabela2.B2" office:value-type="string">
            <text:p text:style-name="P121"/>
          </table:table-cell>
          <table:table-cell table:style-name="Tabela2.B2" office:value-type="string">
            <text:p text:style-name="P61"/>
          </table:table-cell>
          <table:table-cell table:style-name="Tabela2.B2" office:value-type="string">
            <text:p text:style-name="P61"/>
          </table:table-cell>
          <table:covered-table-cell/>
        </table:table-row>
        <table:table-row>
          <table:table-cell table:style-name="Tabela2.A52">
            <text:p text:style-name="P141"/>
          </table:table-cell>
          <table:covered-table-cell/>
          <table:covered-table-cell/>
          <table:table-cell table:style-name="Tabela2.B2" office:value-type="string">
            <text:p text:style-name="P70"/>
          </table:table-cell>
          <table:table-cell table:style-name="Tabela2.B2" office:value-type="string">
            <text:p text:style-name="P61"><text:span text:style-name="T28">singOffer</text:span><text:span text:style-name="T27">/</text:span><text:span text:style-name="T31">n</text:span><text:span text:style-name="T27">egotiation</text:span><text:span text:style-name="T31">Break</text:span></text:p>
          </table:table-cell>
          <table:table-cell table:style-name="Tabela2.B2" office:value-type="string">
            <text:p text:style-name="P61"/>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table-cell table:style-name="Tabela2.B2" table:number-rows-spanned="2" office:value-type="string">
            <text:p text:style-name="P110">siging offer</text:p>
          </table:table-cell>
          <table:table-cell table:style-name="Tabela2.B2" office:value-type="string">
            <text:p text:style-name="P58"><text:span text:style-name="T28">signOffer</text:span><text:span text:style-name="T27">/</text:span><text:span text:style-name="T31">n</text:span><text:span text:style-name="T27">egotiation</text:span><text:span text:style-name="T31">Break</text:span></text:p>
          </table:table-cell>
          <table:table-cell table:style-name="Tabela2.B2" office:value-type="string">
            <text:p text:style-name="P61"/>
          </table:table-cell>
          <table:table-cell table:style-name="Tabela2.B2" office:value-type="string">
            <text:p text:style-name="P77"><text:span text:style-name="T28">receiveSignOffer</text:span><text:span text:style-name="T27">/receiveBreakNegotiation</text:span></text:p>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58"/>
          </table:table-cell>
          <table:table-cell table:style-name="Tabela2.B2" office:value-type="string">
            <text:p text:style-name="P61"/>
          </table:table-cell>
          <table:table-cell table:style-name="Tabela2.B2" office:value-type="string">
            <text:p text:style-name="P77"/>
          </table:table-cell>
          <table:table-cell table:style-name="Tabela2.B2" office:value-type="string">
            <text:p text:style-name="P61"><text:span text:style-name="T28">singOffer</text:span><text:span text:style-name="T27">/rejectOffer</text:span></text:p>
          </table:table-cell>
          <table:covered-table-cell/>
        </table:table-row>
        <table:table-row>
          <table:table-cell table:style-name="Tabela2.B2" office:value-type="string">
            <text:p text:style-name="P46"/>
          </table:table-cell>
          <table:covered-table-cell/>
          <table:table-cell table:style-name="Tabela2.B2" office:value-type="string">
            <text:p text:style-name="P112">signed</text:p>
          </table:table-cell>
          <table:table-cell table:style-name="Tabela2.B2" office:value-type="string">
            <text:p text:style-name="P111">receiveSignedOffer</text:p>
          </table:table-cell>
          <table:table-cell table:style-name="Tabela2.B2" office:value-type="string">
            <text:p text:style-name="P61"/>
          </table:table-cell>
          <table:table-cell table:style-name="Tabela2.B2" office:value-type="string">
            <text:p text:style-name="P129">sendSignedOffer</text:p>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table-cell table:style-name="Tabela2.B2" table:number-rows-spanned="2" office:value-type="string">
            <text:p text:style-name="P113">normal</text:p>
          </table:table-cell>
          <table:table-cell table:style-name="Tabela2.B2" office:value-type="string">
            <text:p text:style-name="P71"/>
          </table:table-cell>
          <table:table-cell table:style-name="Tabela2.B2" office:value-type="string">
            <text:p text:style-name="P61"/>
          </table:table-cell>
          <table:table-cell table:style-name="Tabela2.B2" office:value-type="string">
            <text:p text:style-name="P62"/>
          </table:table-cell>
          <table:table-cell table:style-name="Tabela2.B2" office:value-type="string">
            <text:p text:style-name="P61"/>
          </table:table-cell>
          <table:table-cell table:style-name="Tabela2.H3" office:value-type="string">
            <text:p text:style-name="P45"/>
          </table:table-cell>
        </table:table-row>
        <table:table-row>
          <table:table-cell table:style-name="Tabela2.B2" office:value-type="string">
            <text:p text:style-name="P46"/>
          </table:table-cell>
          <table:covered-table-cell/>
          <table:covered-table-cell/>
          <table:table-cell table:style-name="Tabela2.B2" office:value-type="string">
            <text:p text:style-name="P71"/>
          </table:table-cell>
          <table:table-cell table:style-name="Tabela2.B2" office:value-type="string">
            <text:p text:style-name="P61"/>
          </table:table-cell>
          <table:table-cell table:style-name="Tabela2.B2" office:value-type="string">
            <text:p text:style-name="P62"/>
          </table:table-cell>
          <table:table-cell table:style-name="Tabela2.B2" office:value-type="string">
            <text:p text:style-name="P125">sendRenegotiation</text:p>
          </table:table-cell>
          <table:table-cell table:style-name="Tabela2.H3" table:number-rows-spanned="16" office:value-type="string">
            <text:p text:style-name="P135">Renegocjacja z inicjatywy producenta.</text:p>
            <text:p text:style-name="P135"><text:soft-page-break/></text:p>
            <text:p text:style-name="P135">Przebiega niemal identycznie jak poprzednia.</text:p>
            <text:p text:style-name="P135"/>
            <text:p text:style-name="P135">Różnica polega na tym, że tu <text:s/>klient ma prawo wystawić negatywny komentarz w przypadku gdy będzie musiał zerwać kontrakt z tym producentem i podpisać z innym.</text:p>
          </table:table-cell>
        </table:table-row>
        <table:table-row>
          <table:table-cell table:style-name="Tabela2.B2" office:value-type="string">
            <text:p text:style-name="P46"/>
          </table:table-cell>
          <table:covered-table-cell/>
          <table:table-cell table:style-name="Tabela2.B2" office:value-type="string">
            <text:p text:style-name="P113">init <text:soft-page-break/>renegotiation</text:p>
          </table:table-cell>
          <table:table-cell table:style-name="Tabela2.B2" office:value-type="string">
            <text:p text:style-name="P113">receiveRenegotiati<text:soft-page-break/>on</text:p>
          </table:table-cell>
          <table:table-cell table:style-name="Tabela2.B2" office:value-type="string">
            <text:p text:style-name="P61"/>
          </table:table-cell>
          <table:table-cell table:style-name="Tabela2.B2" office:value-type="string">
            <text:p text:style-name="P125">sendRenegotiation</text:p>
          </table:table-cell>
          <table:table-cell table:style-name="Tabela2.B2" office:value-type="string">
            <text:p text:style-name="P65"/>
          </table:table-cell>
          <table:covered-table-cell/>
        </table:table-row>
        <table:table-row>
          <table:table-cell table:style-name="Tabela2.B2" office:value-type="string">
            <text:p text:style-name="P46"/>
          </table:table-cell>
          <table:covered-table-cell/>
          <table:table-cell table:style-name="Tabela2.B2" table:number-rows-spanned="2" office:value-type="string">
            <text:p text:style-name="P110">preparing countoffer</text:p>
          </table:table-cell>
          <table:table-cell table:style-name="Tabela2.B2" office:value-type="string">
            <text:p text:style-name="P70"/>
          </table:table-cell>
          <table:table-cell table:style-name="Tabela2.B2" office:value-type="string">
            <text:p text:style-name="P77"/>
          </table:table-cell>
          <table:table-cell table:style-name="Tabela2.B2" office:value-type="string">
            <text:p text:style-name="P61"/>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70"/>
          </table:table-cell>
          <table:table-cell table:style-name="Tabela2.B2" office:value-type="string">
            <text:p text:style-name="P121">prepareCounteroffer</text:p>
          </table:table-cell>
          <table:table-cell table:style-name="Tabela2.B2" office:value-type="string">
            <text:p text:style-name="P61"/>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table-cell table:style-name="Tabela2.B2" table:number-rows-spanned="3" office:value-type="string">
            <text:p text:style-name="P110">counteroffer ready</text:p>
          </table:table-cell>
          <table:table-cell table:style-name="Tabela2.B2" office:value-type="string">
            <text:p text:style-name="P70"/>
          </table:table-cell>
          <table:table-cell table:style-name="Tabela2.B2" office:value-type="string">
            <text:p text:style-name="P121"/>
          </table:table-cell>
          <table:table-cell table:style-name="Tabela2.B2" office:value-type="string">
            <text:p text:style-name="P61"/>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70"/>
          </table:table-cell>
          <table:table-cell table:style-name="Tabela2.B2" office:value-type="string">
            <text:p text:style-name="P121">sendCounteroffer</text:p>
          </table:table-cell>
          <table:table-cell table:style-name="Tabela2.B2" office:value-type="string">
            <text:p text:style-name="P61"/>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121">sendCounteroffer</text:p>
          </table:table-cell>
          <table:table-cell table:style-name="Tabela2.B2" office:value-type="string">
            <text:p text:style-name="P61"/>
          </table:table-cell>
          <table:table-cell table:style-name="Tabela2.B2" office:value-type="string">
            <text:p text:style-name="P110">receiveCounteroffer</text:p>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table-cell table:style-name="Tabela2.B2" table:number-rows-spanned="3" office:value-type="string">
            <text:p text:style-name="P110">waiting for offer</text:p>
          </table:table-cell>
          <table:table-cell table:style-name="Tabela2.B2" office:value-type="string">
            <text:p text:style-name="P121"/>
          </table:table-cell>
          <table:table-cell table:style-name="Tabela2.B2" office:value-type="string">
            <text:p text:style-name="P61"/>
          </table:table-cell>
          <table:table-cell table:style-name="Tabela2.B2" office:value-type="string">
            <text:p text:style-name="P110"/>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58"/>
          </table:table-cell>
          <table:table-cell table:style-name="Tabela2.B2" office:value-type="string">
            <text:p text:style-name="P61"/>
          </table:table-cell>
          <table:table-cell table:style-name="Tabela2.B2" office:value-type="string">
            <text:p text:style-name="P77"/>
          </table:table-cell>
          <table:table-cell table:style-name="Tabela2.B2" office:value-type="string">
            <text:p text:style-name="P121">prepareOffer</text:p>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58"/>
          </table:table-cell>
          <table:table-cell table:style-name="Tabela2.B2" office:value-type="string">
            <text:p text:style-name="P61"/>
          </table:table-cell>
          <table:table-cell table:style-name="Tabela2.B2" office:value-type="string">
            <text:p text:style-name="P77"/>
          </table:table-cell>
          <table:table-cell table:style-name="Tabela2.B2" office:value-type="string">
            <text:p text:style-name="P121">sendOffer</text:p>
          </table:table-cell>
          <table:covered-table-cell/>
        </table:table-row>
        <table:table-row>
          <table:table-cell table:style-name="Tabela2.B2" office:value-type="string">
            <text:p text:style-name="P46"/>
          </table:table-cell>
          <table:covered-table-cell/>
          <table:table-cell table:style-name="Tabela2.B2" office:value-type="string">
            <text:p text:style-name="P110">offer received</text:p>
          </table:table-cell>
          <table:table-cell table:style-name="Tabela2.B2" office:value-type="string">
            <text:p text:style-name="P110">receiveOffer</text:p>
          </table:table-cell>
          <table:table-cell table:style-name="Tabela2.B2" office:value-type="string">
            <text:p text:style-name="P61"/>
          </table:table-cell>
          <table:table-cell table:style-name="Tabela2.B2" office:value-type="string">
            <text:p text:style-name="P121">sendOffer</text:p>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table-cell table:style-name="Tabela2.B2" table:number-rows-spanned="2" office:value-type="string">
            <text:p text:style-name="P110">preparing countoffer</text:p>
          </table:table-cell>
          <table:table-cell table:style-name="Tabela2.B2" office:value-type="string">
            <text:p text:style-name="P70"/>
          </table:table-cell>
          <table:table-cell table:style-name="Tabela2.B2" office:value-type="string">
            <text:p text:style-name="P121"/>
          </table:table-cell>
          <table:table-cell table:style-name="Tabela2.B2" office:value-type="string">
            <text:p text:style-name="P61"/>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70"/>
          </table:table-cell>
          <table:table-cell table:style-name="Tabela2.B2" office:value-type="string">
            <text:p text:style-name="P61"><text:span text:style-name="T28">singOffer</text:span><text:span text:style-name="T27">/</text:span><text:span text:style-name="T31">n</text:span><text:span text:style-name="T27">egotiation</text:span><text:span text:style-name="T31">Break</text:span></text:p>
          </table:table-cell>
          <table:table-cell table:style-name="Tabela2.B2" office:value-type="string">
            <text:p text:style-name="P61"/>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table-cell table:style-name="Tabela2.B2" table:number-rows-spanned="2" office:value-type="string">
            <text:p text:style-name="P110">siging offer</text:p>
          </table:table-cell>
          <table:table-cell table:style-name="Tabela2.B2" office:value-type="string">
            <text:p text:style-name="P58"><text:span text:style-name="T28">signOffer</text:span><text:span text:style-name="T27">/</text:span><text:span text:style-name="T31">n</text:span><text:span text:style-name="T27">egotiation</text:span><text:span text:style-name="T31">Break</text:span></text:p>
          </table:table-cell>
          <table:table-cell table:style-name="Tabela2.B2" office:value-type="string">
            <text:p text:style-name="P61"/>
          </table:table-cell>
          <table:table-cell table:style-name="Tabela2.B2" office:value-type="string">
            <text:p text:style-name="P77"><text:span text:style-name="T28">receiveSignOffer</text:span><text:span text:style-name="T27">/receiveBreakNegotiation</text:span></text:p>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58"/>
          </table:table-cell>
          <table:table-cell table:style-name="Tabela2.B2" office:value-type="string">
            <text:p text:style-name="P61"/>
          </table:table-cell>
          <table:table-cell table:style-name="Tabela2.B2" office:value-type="string">
            <text:p text:style-name="P77"/>
          </table:table-cell>
          <table:table-cell table:style-name="Tabela2.B2" office:value-type="string">
            <text:p text:style-name="P61"><text:span text:style-name="T28">singOffer</text:span><text:span text:style-name="T27">/rejectOffer</text:span></text:p>
          </table:table-cell>
          <table:covered-table-cell/>
        </table:table-row>
        <table:table-row>
          <table:table-cell table:style-name="Tabela2.B2" office:value-type="string">
            <text:p text:style-name="P46"/>
          </table:table-cell>
          <table:covered-table-cell/>
          <table:table-cell table:style-name="Tabela2.B2" office:value-type="string">
            <text:p text:style-name="P112">signed</text:p>
          </table:table-cell>
          <table:table-cell table:style-name="Tabela2.B2" office:value-type="string">
            <text:p text:style-name="P111">receiveSignedOffer</text:p>
          </table:table-cell>
          <table:table-cell table:style-name="Tabela2.B2" office:value-type="string">
            <text:p text:style-name="P61"/>
          </table:table-cell>
          <table:table-cell table:style-name="Tabela2.B2" office:value-type="string">
            <text:p text:style-name="P129">sendSignedOffer</text:p>
          </table:table-cell>
          <table:table-cell table:style-name="Tabela2.B2" office:value-type="string">
            <text:p text:style-name="P61"/>
          </table:table-cell>
          <table:covered-table-cell/>
        </table:table-row>
        <table:table-row>
          <table:table-cell table:style-name="Tabela2.B2" office:value-type="string">
            <text:p text:style-name="P46"/>
          </table:table-cell>
          <table:covered-table-cell/>
          <table:table-cell table:style-name="Tabela2.B2" table:number-rows-spanned="2" office:value-type="string">
            <text:p text:style-name="P113">normal</text:p>
          </table:table-cell>
          <table:table-cell table:style-name="Tabela2.B2" office:value-type="string">
            <text:p text:style-name="P71"/>
          </table:table-cell>
          <table:table-cell table:style-name="Tabela2.B2" office:value-type="string">
            <text:p text:style-name="P61"/>
          </table:table-cell>
          <table:table-cell table:style-name="Tabela2.B2" office:value-type="string">
            <text:p text:style-name="P62"/>
          </table:table-cell>
          <table:table-cell table:style-name="Tabela2.B2" office:value-type="string">
            <text:p text:style-name="P61"/>
          </table:table-cell>
          <table:table-cell table:style-name="Tabela2.H3" office:value-type="string">
            <text:p text:style-name="P45"/>
          </table:table-cell>
        </table:table-row>
        <table:table-row>
          <table:table-cell table:style-name="Tabela2.B2" office:value-type="string">
            <text:p text:style-name="P46"/>
          </table:table-cell>
          <table:covered-table-cell/>
          <table:covered-table-cell/>
          <table:table-cell table:style-name="Tabela2.B2" office:value-type="string">
            <text:p text:style-name="P71"/>
          </table:table-cell>
          <table:table-cell table:style-name="Tabela2.B2" office:value-type="string">
            <text:p text:style-name="P61"/>
          </table:table-cell>
          <table:table-cell table:style-name="Tabela2.B2" office:value-type="string">
            <text:p text:style-name="P62"/>
          </table:table-cell>
          <table:table-cell table:style-name="Tabela2.B2" office:value-type="string">
            <text:p text:style-name="P130">runWorkProcess</text:p>
          </table:table-cell>
          <table:table-cell table:style-name="Tabela2.H3" office:value-type="string">
            <text:p text:style-name="P138">Zlecenie rozpoczęcia prac nad dobrem wyjściowym</text:p>
          </table:table-cell>
        </table:table-row>
        <table:table-row>
          <table:table-cell table:style-name="Tabela2.B2" office:value-type="string">
            <text:p text:style-name="P46"/>
          </table:table-cell>
          <table:table-cell table:style-name="Tabela2.B2" office:value-type="string">
            <text:p text:style-name="P118">Working</text:p>
          </table:table-cell>
          <table:table-cell table:style-name="Tabela2.B2" office:value-type="string">
            <text:p text:style-name="P118">normal</text:p>
          </table:table-cell>
          <table:table-cell table:style-name="Tabela2.B2" office:value-type="string">
            <text:p text:style-name="P71"/>
          </table:table-cell>
          <table:table-cell table:style-name="Tabela2.B2" office:value-type="string">
            <text:p text:style-name="P61"/>
          </table:table-cell>
          <table:table-cell table:style-name="Tabela2.B2" office:value-type="string">
            <text:p text:style-name="P62"/>
          </table:table-cell>
          <table:table-cell table:style-name="Tabela2.B2" office:value-type="string">
            <text:p text:style-name="P61"/>
          </table:table-cell>
          <table:table-cell table:style-name="Tabela2.H3" office:value-type="string">
            <text:p text:style-name="P138">Prace nad dobrem wyjściowym rozpoczęto</text:p>
          </table:table-cell>
        </table:table-row>
        <table:table-row>
          <table:table-cell table:style-name="Tabela2.B2" office:value-type="string">
            <text:p text:style-name="P46"/>
          </table:table-cell>
          <table:table-cell table:style-name="Tabela2.H3" table:number-columns-spanned="7" office:value-type="string">
            <text:p text:style-name="P71">… <text:span text:style-name="T33">to samo co w fazie oczekiwania (Waiting) ...</text:span></text:p>
          </table:table-cell>
          <table:covered-table-cell/>
          <table:covered-table-cell/>
          <table:covered-table-cell/>
          <table:covered-table-cell/>
          <table:covered-table-cell/>
          <table:covered-table-cell/>
        </table:table-row>
        <table:table-row>
          <table:table-cell table:style-name="Tabela2.B2" office:value-type="string">
            <text:p text:style-name="P46"/>
          </table:table-cell>
          <table:table-cell table:style-name="Tabela2.B2" office:value-type="string">
            <text:p text:style-name="P71"/>
          </table:table-cell>
          <table:table-cell table:style-name="Tabela2.B2" office:value-type="string">
            <text:p text:style-name="P74"/>
          </table:table-cell>
          <table:table-cell table:style-name="Tabela2.B2" office:value-type="string">
            <text:p text:style-name="P71"/>
          </table:table-cell>
          <table:table-cell table:style-name="Tabela2.B2" office:value-type="string">
            <text:p text:style-name="P61"/>
          </table:table-cell>
          <table:table-cell table:style-name="Tabela2.B2" office:value-type="string">
            <text:p text:style-name="P62"/>
          </table:table-cell>
          <table:table-cell table:style-name="Tabela2.B2" office:value-type="string">
            <text:p text:style-name="P130">finalWorkProcess</text:p>
          </table:table-cell>
          <table:table-cell table:style-name="Tabela2.H3" office:value-type="string">
            <text:p text:style-name="P138">W konsoli JMX informacja, że produkt gotowy do odbioru</text:p>
          </table:table-cell>
        </table:table-row>
        <table:table-row>
          <table:table-cell table:style-name="Tabela2.B2" office:value-type="string">
            <text:p text:style-name="P46"/>
          </table:table-cell>
          <table:table-cell table:style-name="Tabela2.B2" table:number-rows-spanned="14" office:value-type="string">
            <text:p text:style-name="P118">Payoff</text:p>
          </table:table-cell>
          <table:table-cell table:style-name="Tabela2.B2" table:number-rows-spanned="15" office:value-type="string">
            <text:p text:style-name="P118">normal</text:p>
          </table:table-cell>
          <table:table-cell table:style-name="Tabela2.B2" office:value-type="string">
            <text:p text:style-name="P71"/>
          </table:table-cell>
          <table:table-cell table:style-name="Tabela2.B2" office:value-type="string">
            <text:p text:style-name="P123"/>
          </table:table-cell>
          <table:table-cell table:style-name="Tabela2.B2" office:value-type="string">
            <text:p text:style-name="P71"/>
          </table:table-cell>
          <table:table-cell table:style-name="Tabela2.B2" office:value-type="string">
            <text:p text:style-name="P123">storeGood</text:p>
          </table:table-cell>
          <table:table-cell table:style-name="Tabela2.H3" table:number-rows-spanned="5" office:value-type="string">
            <text:p text:style-name="P138">Wprowadzanie w JMX parametrów dobra (store do producenta) i przekazanie go klientowi (transfer do klienta)</text:p>
          </table:table-cell>
        </table:table-row>
        <table:table-row>
          <table:table-cell table:style-name="Tabela2.B2" office:value-type="string">
            <text:p text:style-name="P46"/>
          </table:table-cell>
          <table:covered-table-cell/>
          <table:covered-table-cell/>
          <table:table-cell table:style-name="Tabela2.B2" office:value-type="string">
            <text:p text:style-name="P114"/>
          </table:table-cell>
          <table:table-cell table:style-name="Tabela2.B2" office:value-type="string">
            <text:p text:style-name="P63"/>
          </table:table-cell>
          <table:table-cell table:style-name="Tabela2.B2" office:value-type="string">
            <text:p text:style-name="P114">storeGood</text:p>
          </table:table-cell>
          <table:table-cell table:style-name="Tabela2.B2" office:value-type="string">
            <text:p text:style-name="P63"/>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72"/>
          </table:table-cell>
          <table:table-cell table:style-name="Tabela2.B2" office:value-type="string">
            <text:p text:style-name="P124"/>
          </table:table-cell>
          <table:table-cell table:style-name="Tabela2.B2" office:value-type="string">
            <text:p text:style-name="P126"/>
          </table:table-cell>
          <table:table-cell table:style-name="Tabela2.B2" office:value-type="string">
            <text:p text:style-name="P126">transferGood</text:p>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116">storeGood</text:p>
          </table:table-cell>
          <table:table-cell table:style-name="Tabela2.B2" office:value-type="string">
            <text:p text:style-name="P64"/>
          </table:table-cell>
          <table:table-cell table:style-name="Tabela2.B2" office:value-type="string">
            <text:p text:style-name="P126">transferGood</text:p>
          </table:table-cell>
          <table:table-cell table:style-name="Tabela2.B2" office:value-type="string">
            <text:p text:style-name="P66"/>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127">storeGoodACK</text:p>
          </table:table-cell>
          <table:table-cell table:style-name="Tabela2.B2" office:value-type="string">
            <text:p text:style-name="P63"/>
          </table:table-cell>
          <table:table-cell table:style-name="Tabela2.B2" office:value-type="string">
            <text:p text:style-name="P117">receiveStoreGoodACK</text:p>
          </table:table-cell>
          <table:table-cell table:style-name="Tabela2.B2" office:value-type="string">
            <text:p text:style-name="P66"/>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71"/>
          </table:table-cell>
          <table:table-cell table:style-name="Tabela2.B2" office:value-type="string">
            <text:p text:style-name="P123">storeGood</text:p>
          </table:table-cell>
          <table:table-cell table:style-name="Tabela2.B2" office:value-type="string">
            <text:p text:style-name="P62"/>
          </table:table-cell>
          <table:table-cell table:style-name="Tabela2.B2" office:value-type="string">
            <text:p text:style-name="P66"/>
          </table:table-cell>
          <table:table-cell table:style-name="Tabela2.H3" table:number-rows-spanned="5" office:value-type="string">
            <text:p text:style-name="P138">Przekazanie przez klienta zapłaty</text:p>
          </table:table-cell>
        </table:table-row>
        <table:table-row>
          <table:table-cell table:style-name="Tabela2.B2" office:value-type="string">
            <text:p text:style-name="P46"/>
          </table:table-cell>
          <table:covered-table-cell/>
          <table:covered-table-cell/>
          <table:table-cell table:style-name="Tabela2.B2" office:value-type="string">
            <text:p text:style-name="P114">storeGood</text:p>
          </table:table-cell>
          <table:table-cell table:style-name="Tabela2.B2" office:value-type="string">
            <text:p text:style-name="P63"/>
          </table:table-cell>
          <table:table-cell table:style-name="Tabela2.B2" office:value-type="string">
            <text:p text:style-name="P62"/>
          </table:table-cell>
          <table:table-cell table:style-name="Tabela2.B2" office:value-type="string">
            <text:p text:style-name="P66"/>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72"/>
          </table:table-cell>
          <table:table-cell table:style-name="Tabela2.B2" office:value-type="string">
            <text:p text:style-name="P124">transferGood</text:p>
          </table:table-cell>
          <table:table-cell table:style-name="Tabela2.B2" office:value-type="string">
            <text:p text:style-name="P62"/>
          </table:table-cell>
          <table:table-cell table:style-name="Tabela2.B2" office:value-type="string">
            <text:p text:style-name="P66"/>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124">transferGood</text:p>
          </table:table-cell>
          <table:table-cell table:style-name="Tabela2.B2" office:value-type="string">
            <text:p text:style-name="P64"/>
          </table:table-cell>
          <table:table-cell table:style-name="Tabela2.B2" office:value-type="string">
            <text:p text:style-name="P115">storeGood</text:p>
          </table:table-cell>
          <table:table-cell table:style-name="Tabela2.B2" office:value-type="string">
            <text:p text:style-name="P66"/>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117">receiveStoreGoodACK</text:p>
          </table:table-cell>
          <table:table-cell table:style-name="Tabela2.B2" office:value-type="string">
            <text:p text:style-name="P64"/>
          </table:table-cell>
          <table:table-cell table:style-name="Tabela2.B2" office:value-type="string">
            <text:p text:style-name="P127">storeGoodACK</text:p>
          </table:table-cell>
          <table:table-cell table:style-name="Tabela2.B2" office:value-type="string">
            <text:p text:style-name="P66"/>
          </table:table-cell>
          <table:covered-table-cell/>
        </table:table-row>
        <table:table-row>
          <table:table-cell table:style-name="Tabela2.B2" office:value-type="string">
            <text:p text:style-name="P46"/>
          </table:table-cell>
          <table:covered-table-cell/>
          <table:covered-table-cell/>
          <table:table-cell table:style-name="Tabela2.B2" office:value-type="string">
            <text:p text:style-name="P59"/>
          </table:table-cell>
          <table:table-cell table:style-name="Tabela2.B2" office:value-type="string">
            <text:p text:style-name="P131">putComment</text:p>
          </table:table-cell>
          <table:table-cell table:style-name="Tabela2.B2" office:value-type="string">
            <text:p text:style-name="P78"/>
          </table:table-cell>
          <table:table-cell table:style-name="Tabela2.B2" office:value-type="string">
            <text:p text:style-name="P66"/>
          </table:table-cell>
          <table:table-cell table:style-name="Tabela2.H3" table:number-rows-spanned="4" office:value-type="string">
            <text:p text:style-name="P138">Oba podmioty wystawiają sobie po komentarzu. Komentarz można wystawić tylko w fazie finalizacji</text:p>
          </table:table-cell>
        </table:table-row>
        <table:table-row>
          <table:table-cell table:style-name="Tabela2.B2" office:value-type="string">
            <text:p text:style-name="P142">put<text:span text:style-name="T39">Producent</text:span>Comment</text:p>
          </table:table-cell>
          <table:covered-table-cell/>
          <table:covered-table-cell/>
          <table:table-cell table:style-name="Tabela2.B2" office:value-type="string">
            <text:p text:style-name="P131">putComment</text:p>
          </table:table-cell>
          <table:table-cell table:style-name="Tabela2.B2" office:value-type="string">
            <text:p text:style-name="P64"/>
          </table:table-cell>
          <table:table-cell table:style-name="Tabela2.B2" office:value-type="string">
            <text:p text:style-name="P78"/>
          </table:table-cell>
          <table:table-cell table:style-name="Tabela2.B2" office:value-type="string">
            <text:p text:style-name="P66"/>
          </table:table-cell>
          <table:covered-table-cell/>
        </table:table-row>
        <table:table-row>
          <table:table-cell table:style-name="Tabela2.B2" office:value-type="string">
            <text:p text:style-name="P48"/>
          </table:table-cell>
          <table:covered-table-cell/>
          <table:covered-table-cell/>
          <table:table-cell table:style-name="Tabela2.B2" office:value-type="string">
            <text:p text:style-name="P60"/>
          </table:table-cell>
          <table:table-cell table:style-name="Tabela2.B2" office:value-type="string">
            <text:p text:style-name="P64"/>
          </table:table-cell>
          <table:table-cell table:style-name="Tabela2.B2" office:value-type="string">
            <text:p text:style-name="P78"/>
          </table:table-cell>
          <table:table-cell table:style-name="Tabela2.B2" office:value-type="string">
            <text:p text:style-name="P131">putComment</text:p>
          </table:table-cell>
          <table:covered-table-cell/>
        </table:table-row>
        <table:table-row>
          <table:table-cell table:style-name="Tabela2.B2" office:value-type="string">
            <text:p text:style-name="P142">put<text:span text:style-name="T39">Client</text:span>Comment</text:p>
          </table:table-cell>
          <table:covered-table-cell/>
          <table:covered-table-cell/>
          <table:table-cell table:style-name="Tabela2.B2" office:value-type="string">
            <text:p text:style-name="P60"/>
          </table:table-cell>
          <table:table-cell table:style-name="Tabela2.B2" office:value-type="string">
            <text:p text:style-name="P64"/>
          </table:table-cell>
          <table:table-cell table:style-name="Tabela2.B2" office:value-type="string">
            <text:p text:style-name="P131">putComment</text:p>
          </table:table-cell>
          <table:table-cell table:style-name="Tabela2.B2" office:value-type="string">
            <text:p text:style-name="P67"/>
          </table:table-cell>
          <table:covered-table-cell/>
        </table:table-row>
        <table:table-row>
          <table:table-cell table:style-name="Tabela2.B2" office:value-type="string">
            <text:p text:style-name="P48"/>
          </table:table-cell>
          <table:table-cell table:style-name="Tabela2.B2" office:value-type="string">
            <text:p text:style-name="P119">finalized</text:p>
          </table:table-cell>
          <table:covered-table-cell/>
          <table:table-cell table:style-name="Tabela2.B2" office:value-type="string">
            <text:p text:style-name="P60"/>
          </table:table-cell>
          <table:table-cell table:style-name="Tabela2.B2" office:value-type="string">
            <text:p text:style-name="P64"/>
          </table:table-cell>
          <table:table-cell table:style-name="Tabela2.B2" office:value-type="string">
            <text:p text:style-name="P60"/>
          </table:table-cell>
          <table:table-cell table:style-name="Tabela2.B2" office:value-type="string">
            <text:p text:style-name="P67"/>
          </table:table-cell>
          <table:table-cell table:style-name="Tabela2.H3" office:value-type="string">
            <text:p text:style-name="P143">Wszystkie procesy związane z kontraktem zostały zakończone</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style:page-number="auto" fo:keep-with-next="always">
        <style:tab-stops/>
      </style:paragraph-properties>
      <style:text-properties style:font-name="DejaVu Sans Mono" fo:font-size="12pt" style:font-size-asian="10.5pt"/>
    </style:style>
    <style:style style:name="CodeInText" style:family="paragraph" style:parent-style-name="Text_20_body" style:master-page-name="">
      <style:paragraph-properties fo:margin-top="0cm" fo:margin-bottom="0cm" style:page-number="auto"/>
      <style:text-properties style:font-name="DejaVu Sans Mono"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Text" style:family="text">
      <style:text-properties style:font-name="DejaVu Sans Mono" fo:font-size="10p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18T10:22:23</meta:creation-date>
    <dc:date>2012-04-23T23:13:42</dc:date>
    <meta:editing-duration>PT28H22M34S</meta:editing-duration>
    <meta:editing-cycles>28</meta:editing-cycles>
    <meta:generator>OpenOffice.org/3.2$Unix OpenOffice.org_project/320m19$Build-9505</meta:generator>
    <meta:document-statistic meta:table-count="2" meta:image-count="0" meta:object-count="0" meta:page-count="8" meta:paragraph-count="362" meta:word-count="2022" meta:character-count="16424"/>
  </office:meta>
</office:document-meta>
</file>